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style:font-name="Oxygen" fo:font-size="15.75pt" fo:font-weight="bold"/>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eading_20_3">
      <style:paragraph-properties fo:margin-left="0in" fo:margin-right="0in" fo:margin-top="0in" fo:margin-bottom="0in" loext:contextual-spacing="false" fo:line-height="100%" fo:text-indent="0in" style:auto-text-indent="false"/>
      <style:text-properties fo:color="#008000" style:font-name="Oxygen" fo:font-size="13.5pt" fo:font-weight="bold" loext:padding="0in" loext:border="none"/>
    </style:style>
    <style:style style:name="P7" style:family="paragraph" style:parent-style-name="Horizontal_20_Line">
      <style:paragraph-properties fo:margin-top="0in" fo:margin-bottom="0.3126in" loext:contextual-spacing="fals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0"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6" style:family="paragraph" style:parent-style-name="Preformatted_20_Text">
      <loext:graphic-properties draw:fill="solid" draw:fill-color="#000000" draw:opacity="100%"/>
      <style:paragraph-properties fo:background-color="#000000" fo:padding="0in" fo:border="none"/>
    </style:style>
    <style:style style:name="P17" style:family="paragraph" style:parent-style-name="Text_20_body">
      <style:paragraph-properties fo:text-align="center" style:justify-single-word="false"/>
      <style:text-properties fo:color="#ffffff" fo:background-color="#337ab7" loext:padding="0in" loext:border="none"/>
    </style:style>
    <style:style style:name="P18" style:family="paragraph" style:parent-style-name="Text_20_body">
      <style:paragraph-properties fo:text-align="center" style:justify-single-word="false"/>
      <style:text-properties fo:color="#000000" fo:background-color="#d9edf7" loext:padding="0in" loext:border="none"/>
    </style:style>
    <style:style style:name="P19" style:family="paragraph" style:parent-style-name="Text_20_body">
      <style:paragraph-properties fo:text-align="center" style:justify-single-word="false"/>
      <style:text-properties fo:color="#000000" fo:background-color="#f2dede" loext:padding="0in" loext:border="none"/>
    </style:style>
    <style:style style:name="P20" style:family="paragraph" style:parent-style-name="Text_20_body">
      <style:paragraph-properties fo:text-align="center" style:justify-single-word="false"/>
      <style:text-properties fo:color="#000000" fo:background-color="#fcf8e3" loext:padding="0in" loext:border="none"/>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24" style:family="paragraph" style:parent-style-name="Text_20_body">
      <style:paragraph-properties fo:margin-top="0in" fo:margin-bottom="0in" loext:contextual-spacing="false" fo:text-align="center" style:justify-single-word="false"/>
      <style:text-properties fo:color="#000000" fo:background-color="#f2dede" loext:padding="0in" loext:border="none"/>
    </style:style>
    <style:style style:name="P25"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6" style:family="paragraph" style:parent-style-name="Text_20_body">
      <style:paragraph-properties fo:margin-top="0in" fo:margin-bottom="0in" loext:contextual-spacing="false" fo:text-align="center" style:justify-single-word="false"/>
      <style:text-properties fo:color="#000000" fo:background-color="#fcf8e3" loext:padding="0in" loext:border="none"/>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9"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0"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31"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style>
    <style:style style:name="P32"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style>
    <style:style style:name="P33"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style>
    <style:style style:name="P34" style:family="paragraph" style:parent-style-name="Text_20_body" style:list-style-name="L8">
      <style:paragraph-properties fo:margin-left="0in" fo:margin-right="0in" fo:margin-top="0in" fo:margin-bottom="0in" loext:contextual-spacing="false" fo:text-align="start" style:justify-single-word="false" fo:text-indent="0in" style:auto-text-indent="false"/>
    </style:style>
    <style:style style:name="P35" style:family="paragraph" style:parent-style-name="Text_20_body" style:list-style-name="L9">
      <style:paragraph-properties fo:margin-left="0in" fo:margin-right="0in" fo:margin-top="0in" fo:margin-bottom="0in" loext:contextual-spacing="false" fo:text-align="start" style:justify-single-word="false" fo:text-indent="0in" style:auto-text-indent="false"/>
    </style:style>
    <style:style style:name="P36" style:family="paragraph" style:parent-style-name="Text_20_body" style:list-style-name="L11">
      <style:paragraph-properties fo:margin-left="0in" fo:margin-right="0in" fo:margin-top="0in" fo:margin-bottom="0in" loext:contextual-spacing="false" fo:text-align="start" style:justify-single-word="false" fo:text-indent="0in" style:auto-text-indent="false"/>
    </style:style>
    <style:style style:name="P37" style:family="paragraph" style:parent-style-name="Text_20_body" style:list-style-name="L16">
      <style:paragraph-properties fo:margin-left="0in" fo:margin-right="0in" fo:margin-top="0in" fo:margin-bottom="0in" loext:contextual-spacing="false" fo:text-align="start" style:justify-single-word="false" fo:text-indent="0in" style:auto-text-indent="false"/>
    </style:style>
    <style:style style:name="P3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9"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0"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1"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2" style:family="paragraph" style:parent-style-name="Text_20_body" style:list-style-name="L8">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3" style:family="paragraph" style:parent-style-name="Text_20_body" style:list-style-name="L9">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4" style:family="paragraph" style:parent-style-name="Text_20_body" style:list-style-name="L11">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5" style:family="paragraph" style:parent-style-name="Text_20_body" style:list-style-name="L16">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4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47"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48" style:family="paragraph" style:parent-style-name="Text_20_body">
      <loext:graphic-properties draw:fill="solid" draw:fill-color="#008000" draw:opacity="100%"/>
      <style:paragraph-properties fo:margin-left="0in" fo:margin-right="0in" fo:margin-top="0in" fo:margin-bottom="0in" loext:contextual-spacing="false" fo:text-align="start" style:justify-single-word="false" fo:text-indent="0in" style:auto-text-indent="false" fo:background-color="#008000"/>
      <style:text-properties fo:color="#ffffff" style:font-name="Oxygen" fo:font-weight="normal" loext:padding="0in" loext:border="none"/>
    </style:style>
    <style:style style:name="P49" style:family="paragraph" style:parent-style-name="Text_20_body">
      <loext:graphic-properties draw:fill="solid" draw:fill-color="#ff0000" draw:opacity="100%"/>
      <style:paragraph-properties fo:margin-left="0in" fo:margin-right="0in" fo:margin-top="0in" fo:margin-bottom="0in" loext:contextual-spacing="false" fo:text-align="start" style:justify-single-word="false" fo:text-indent="0in" style:auto-text-indent="false" fo:background-color="#ff0000"/>
      <style:text-properties fo:color="#ffffff" style:font-name="Oxygen" fo:font-weight="normal" loext:padding="0in" loext:border="none"/>
    </style:style>
    <style:style style:name="P5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8f9d6a" style:font-name="Oxygen" fo:font-weight="bold" loext:padding="0in" loext:border="none"/>
    </style:style>
    <style:style style:name="P51" style:family="paragraph" style:parent-style-name="Text_20_body" style:list-style-name="L1">
      <style:paragraph-properties fo:margin-top="0in" fo:margin-bottom="0.0937in" loext:contextual-spacing="false"/>
      <style:text-properties fo:color="#000000" loext:padding="0in" loext:border="none"/>
    </style:style>
    <style:style style:name="P52" style:family="paragraph" style:parent-style-name="Text_20_body" style:list-style-name="L3">
      <style:paragraph-properties fo:margin-top="0in" fo:margin-bottom="0.0937in" loext:contextual-spacing="false"/>
      <style:text-properties fo:color="#000000" loext:padding="0in" loext:border="none"/>
    </style:style>
    <style:style style:name="P53" style:family="paragraph" style:parent-style-name="Text_20_body" style:list-style-name="L12">
      <style:paragraph-properties fo:margin-top="0in" fo:margin-bottom="0.0937in" loext:contextual-spacing="false"/>
      <style:text-properties fo:color="#000000" loext:padding="0in" loext:border="none"/>
    </style:style>
    <style:style style:name="P54" style:family="paragraph" style:parent-style-name="Text_20_body" style:list-style-name="L14">
      <style:paragraph-properties fo:margin-top="0in" fo:margin-bottom="0.0937in" loext:contextual-spacing="false"/>
      <style:text-properties fo:color="#000000" loext:padding="0in" loext:border="none"/>
    </style:style>
    <style:style style:name="P55" style:family="paragraph" style:parent-style-name="Text_20_body" style:list-style-name="L17">
      <style:paragraph-properties fo:margin-top="0in" fo:margin-bottom="0.0937in" loext:contextual-spacing="false"/>
      <style:text-properties fo:color="#000000" loext:padding="0in" loext:border="none"/>
    </style:style>
    <style:style style:name="P56" style:family="paragraph" style:parent-style-name="Text_20_body" style:list-style-name="L18">
      <style:paragraph-properties fo:margin-top="0in" fo:margin-bottom="0.0937in" loext:contextual-spacing="false"/>
      <style:text-properties fo:color="#000000" loext:padding="0in" loext:border="none"/>
    </style:style>
    <style:style style:name="P57" style:family="paragraph" style:parent-style-name="Text_20_body" style:list-style-name="L22">
      <style:paragraph-properties fo:margin-top="0in" fo:margin-bottom="0.0937in" loext:contextual-spacing="false"/>
      <style:text-properties fo:color="#000000" loext:padding="0in" loext:border="none"/>
    </style:style>
    <style:style style:name="P58" style:family="paragraph" style:parent-style-name="Text_20_body" style:list-style-name="L5">
      <style:paragraph-properties fo:margin-top="0in" fo:margin-bottom="0.0937in" loext:contextual-spacing="false"/>
    </style:style>
    <style:style style:name="P59" style:family="paragraph" style:parent-style-name="Text_20_body" style:list-style-name="L10">
      <style:paragraph-properties fo:margin-top="0in" fo:margin-bottom="0.0937in" loext:contextual-spacing="false"/>
    </style:style>
    <style:style style:name="P60" style:family="paragraph" style:parent-style-name="Text_20_body" style:list-style-name="L12">
      <style:paragraph-properties fo:margin-top="0in" fo:margin-bottom="0.0937in" loext:contextual-spacing="false"/>
    </style:style>
    <style:style style:name="P61" style:family="paragraph" style:parent-style-name="Text_20_body" style:list-style-name="L13">
      <style:paragraph-properties fo:margin-top="0in" fo:margin-bottom="0.0937in" loext:contextual-spacing="false"/>
    </style:style>
    <style:style style:name="P62" style:family="paragraph" style:parent-style-name="Text_20_body" style:list-style-name="L15">
      <style:paragraph-properties fo:margin-top="0in" fo:margin-bottom="0.0937in" loext:contextual-spacing="false"/>
    </style:style>
    <style:style style:name="P63" style:family="paragraph" style:parent-style-name="Text_20_body" style:list-style-name="L17">
      <style:paragraph-properties fo:margin-top="0in" fo:margin-bottom="0.0937in" loext:contextual-spacing="false"/>
    </style:style>
    <style:style style:name="P64" style:family="paragraph" style:parent-style-name="Text_20_body" style:list-style-name="L19">
      <style:paragraph-properties fo:margin-top="0in" fo:margin-bottom="0.0937in" loext:contextual-spacing="false"/>
    </style:style>
    <style:style style:name="P65" style:family="paragraph" style:parent-style-name="Text_20_body" style:list-style-name="L20">
      <style:paragraph-properties fo:margin-top="0in" fo:margin-bottom="0.0937in" loext:contextual-spacing="false"/>
    </style:style>
    <style:style style:name="P66" style:family="paragraph" style:parent-style-name="Text_20_body" style:list-style-name="L21">
      <style:paragraph-properties fo:margin-top="0in" fo:margin-bottom="0.0937in" loext:contextual-spacing="false"/>
    </style:style>
    <style:style style:name="P67" style:family="paragraph" style:parent-style-name="Text_20_body" style:list-style-name="L22">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fo:color="#337ab7" style:text-underline-style="solid" style:text-underline-width="auto" style:text-underline-color="font-color" fo:font-weight="bold" fo:background-color="transparent" loext:char-shading-value="0" loext:padding="0in" loext:border="none"/>
    </style:style>
    <style:style style:name="T4" style:family="text">
      <style:text-properties fo:font-weight="bold"/>
    </style:style>
    <style:style style:name="T5" style:family="text">
      <style:text-properties style:font-name="Oxygen" fo:font-size="9pt" fo:font-weight="bold"/>
    </style:style>
    <style:style style:name="T6" style:family="text">
      <style:text-properties fo:color="#000000" style:font-name="Oxygen" fo:font-weight="normal" loext:padding="0in" loext:border="none"/>
    </style:style>
    <style:style style:name="T7" style:family="text">
      <style:text-properties fo:color="#000000" style:font-name="Oxygen" fo:font-weight="bold" loext:padding="0in" loext:border="none"/>
    </style:style>
    <style:style style:name="T8" style:family="text">
      <style:text-properties fo:color="#000000" style:font-name="Oxygen" fo:font-style="italic" fo:font-weight="bold" loext:padding="0in" loext:border="none"/>
    </style:style>
    <style:style style:name="T9" style:family="text">
      <style:text-properties fo:color="#000000" style:font-name="Oxygen" fo:font-style="italic" fo:font-weight="normal" loext:padding="0in" loext:border="none"/>
    </style:style>
    <style:style style:name="T10" style:family="text">
      <style:text-properties fo:color="#000000" fo:font-weight="bold" loext:padding="0in" loext:border="none"/>
    </style:style>
    <style:style style:name="T11" style:family="text">
      <style:text-properties fo:color="#000000" loext:padding="0in" loext:border="none"/>
    </style:style>
    <style:style style:name="T12" style:family="text">
      <style:text-properties fo:color="#000000" style:font-name="monospace" fo:font-size="10.5pt" fo:font-weight="bold" fo:background-color="#eff0f1" loext:char-shading-value="0" loext:padding="0in" loext:border="none"/>
    </style:style>
    <style:style style:name="T13" style:family="text">
      <style:text-properties fo:color="#000000" style:font-name="monospace" fo:font-size="10.5pt" fo:background-color="#eff0f1" loext:char-shading-value="0" loext:padding="0in" loext:border="none"/>
    </style:style>
    <style:style style:name="T14" style:family="text">
      <style:text-properties fo:color="#666666"/>
    </style:style>
    <style:style style:name="T15" style:family="text">
      <style:text-properties fo:color="#666666" style:font-name="monospace"/>
    </style:style>
    <style:style style:name="T16" style:family="text">
      <style:text-properties fo:color="#008000"/>
    </style:style>
    <style:style style:name="T17" style:family="text">
      <style:text-properties fo:color="#008000" style:font-name="monospace"/>
    </style:style>
    <style:style style:name="T18" style:family="text">
      <style:text-properties fo:color="#008000" style:font-name="monospace" fo:font-weight="bold"/>
    </style:style>
    <style:style style:name="T19" style:family="text">
      <style:text-properties fo:color="#008000" fo:font-weight="bold"/>
    </style:style>
    <style:style style:name="T20" style:family="text">
      <style:text-properties style:font-name="monospace"/>
    </style:style>
    <style:style style:name="T21" style:family="text">
      <style:text-properties fo:color="#ff0000" style:font-name="monospace" loext:padding="0.0193in" loext:border="0.06pt solid #ff0000"/>
    </style:style>
    <style:style style:name="T22" style:family="text">
      <style:text-properties fo:color="#ff0000" loext:padding="0.0193in" loext:border="0.06pt solid #ff0000"/>
    </style:style>
    <style:style style:name="T23" style:family="text">
      <style:text-properties fo:color="#ba2121"/>
    </style:style>
    <style:style style:name="T24" style:family="text">
      <style:text-properties fo:color="#ba2121" style:font-name="monospace"/>
    </style:style>
    <style:style style:name="T25" style:family="text">
      <style:text-properties fo:color="#0000ff"/>
    </style:style>
    <style:style style:name="T26" style:family="text">
      <style:text-properties fo:color="#0000ff" fo:font-weight="bold"/>
    </style:style>
    <style:style style:name="T27" style:family="text">
      <style:text-properties fo:color="#0000ff" style:font-name="monospace" fo:font-weight="bold"/>
    </style:style>
    <style:style style:name="T28" style:family="text">
      <style:text-properties fo:font-style="italic"/>
    </style:style>
    <style:style style:name="T29" style:family="text">
      <style:text-properties fo:color="#aa22ff" fo:font-weight="bold"/>
    </style:style>
    <style:style style:name="T30" style:family="text">
      <style:text-properties fo:color="#aa22ff" style:font-name="monospace" fo:font-weight="bold"/>
    </style:style>
    <style:style style:name="T31" style:family="text">
      <style:text-properties fo:color="#bb6688" style:font-name="monospace" fo:font-weight="bold"/>
    </style:style>
    <style:style style:name="T32" style:family="text">
      <style:text-properties fo:color="#408080" style:font-name="monospace" fo:font-style="italic"/>
    </style:style>
    <style:style style:name="T33" style:family="text">
      <style:text-properties fo:color="#408080" fo:font-style="italic"/>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dff0d8" fo:margin-left="0in" fo:margin-right="0in" style:editable="false">
        <style:columns fo:column-count="1" fo:column-gap="0in"/>
        <style:background-image/>
      </style:section-properties>
    </style:style>
    <style:style style:name="Sect2" style:family="section">
      <style:section-properties fo:background-color="#d9edf7" fo:margin-left="0in" fo:margin-right="0in" style:editable="false">
        <style:columns fo:column-count="1" fo:column-gap="0in"/>
        <style:background-image/>
      </style:section-properties>
    </style:style>
    <style:style style:name="Sect3"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2 Basics in 5 Days (C++)</text:h>
      <text:p text:style-name="P7"/>
      <text:h text:style-name="P2" text:outline-level="1"><text:span text:style-name="T1">Unit 3</text:span>   ROS2 Topics</text:h>
      <text:p text:style-name="P17">- Summary -</text:p>
      <text:p text:style-name="P29"><text:span text:style-name="T6">Estimated time to completion: </text:span><text:span text:style-name="Strong_20_Emphasis"><text:span text:style-name="T7">3 hours</text:span></text:span></text:p>
      <text:p text:style-name="P29"><text:span text:style-name="Strong_20_Emphasis"><text:span text:style-name="T7">What will you learn with this unit?</text:span></text:span></text:p>
      <text:list xml:id="list904625825" text:style-name="L1">
        <text:list-item>
          <text:p text:style-name="P51">About Topics and how to manage them</text:p>
        </text:list-item>
        <text:list-item>
          <text:p text:style-name="P51">About Publishers and how to create one</text:p>
        </text:list-item>
        <text:list-item>
          <text:p text:style-name="P51">About Topic messages and how they work</text:p>
        </text:list-item>
        <text:list-item>
          <text:p text:style-name="P51">About Subscribers and how to create one</text:p>
        </text:list-item>
        <text:list-item>
          <text:p text:style-name="P51">How to create your own interface</text:p>
        </text:list-item>
      </text:list>
      <text:p text:style-name="P17">- End of Summary -</text:p>
      <text:h text:style-name="P3" text:outline-level="2"><text:span text:style-name="T1">3.1</text:span>   Topic Publishers</text:h>
      <text:section text:style-name="Sect1" text:name="ex-4-2">
        <text:p text:style-name="P21">- Exercise 3.1 -</text:p>
      </text:section>
      <text:list xml:id="list302966372" text:style-name="L2">
        <text:list-item>
          <text:p text:style-name="P30"><text:span text:style-name="T6">Create a new package named </text:span><text:span text:style-name="Strong_20_Emphasis"><text:span text:style-name="T7">topic_publisher_pkg</text:span></text:span><text:span text:style-name="T6">. When creating the package, add </text:span><text:span text:style-name="Strong_20_Emphasis"><text:span text:style-name="T7">rclcpp</text:span></text:span><text:span text:style-name="T6"> and </text:span><text:span text:style-name="Strong_20_Emphasis"><text:span text:style-name="T7">std_msgs</text:span></text:span><text:span text:style-name="T6"> as dependencies.</text:span></text:p>
        </text:list-item>
        <text:list-item>
          <text:p text:style-name="P30"><text:span text:style-name="T6">Inside the src folder of the package, create a new file named </text:span><text:span text:style-name="Strong_20_Emphasis"><text:span text:style-name="T7">simple_topic_publisher.cpp</text:span></text:span><text:span text:style-name="T6">. Inside this file, copy the contents of </text:span><text:a xlink:type="simple" xlink:href="https://s3.eu-west-1.amazonaws.com/notebooks.ws/basic_ros2_cpp_galactic/basicROS2Cpp_unit2_topics_new_Humble_MasterClass.html?AWSAccessKeyId=AKIAJLU2ZOTUFJRMDOAA&amp;Signature=MaiDguxFn5KehnLB3tP6Pv62igU%3D&amp;Expires=1707306798#prg-2-1" text:style-name="Internet_20_link" text:visited-style-name="Visited_20_Internet_20_Link"><text:span text:style-name="T2">simple_topic_publisher.cpp</text:span></text:a><text:span text:style-name="T6">.</text:span></text:p>
        </text:list-item>
        <text:list-item>
          <text:p text:style-name="P39">Create a launch file to launch this code.</text:p>
        </text:list-item>
        <text:list-item>
          <text:p text:style-name="P30"><text:span text:style-name="T6">Do the necessary modifications to your </text:span><text:span text:style-name="Strong_20_Emphasis"><text:span text:style-name="T7">CMakeLists.txt</text:span></text:span><text:span text:style-name="T6"> file, and compile the package.</text:span></text:p>
        </text:list-item>
        <text:list-item>
          <text:p text:style-name="P39">Execute the launch file to run your executable.</text:p>
        </text:list-item>
      </text:list>
      <text:section text:style-name="Sect1" text:name="Section1">
        <text:p text:style-name="P21"><text:bookmark text:name="ex-4-2"/>- End of Exercise 3.1 -</text:p>
      </text:section>
      <text:p text:style-name="P18">- Notes for Exercise 3.1 -</text:p>
      <text:list xml:id="list2619804098" text:style-name="L3">
        <text:list-item>
          <text:p text:style-name="P52">Remember, to use the ROS2 command line tools, first source your environment correctly with the following command:</text:p>
        </text:list-item>
      </text:list>
      <text:p text:style-name="P47">   <text:span text:style-name="T5">Execute in Shell #1</text:span></text:p>
      <text:p text:style-name="P28">In [ ]:</text:p>
      <text:p text:style-name="P8">source <text:span text:style-name="T14">/</text:span>opt<text:span text:style-name="T14">/</text:span>ros<text:span text:style-name="T14">/</text:span>humble<text:span text:style-name="T14">/</text:span>setup<text:span text:style-name="T14">.</text:span>bash</text:p>
      <text:p text:style-name="P47">  <text:span text:style-name="T5">Shell #1 Output</text:span></text:p>
      <text:p text:style-name="P10">ROS_DISTRO was set to 'noetic' before. Please make sure that the environment does not mix paths from different distributions.</text:p>
      <text:list xml:id="list3651685735" text:style-name="L4">
        <text:list-item>
          <text:p text:style-name="P40">To do this exercise, follow the same steps you used in the previous chapter. It is almost the same.</text:p>
        </text:list-item>
        <text:list-item>
          <text:p text:style-name="P31"><text:span text:style-name="T6">Remember, to create a package with </text:span><text:span text:style-name="Strong_20_Emphasis"><text:span text:style-name="T7">rclcpp</text:span></text:span><text:span text:style-name="T6"> and </text:span><text:span text:style-name="Strong_20_Emphasis"><text:span text:style-name="T7">std_msgs</text:span></text:span><text:span text:style-name="T6"> as dependencies. You should use a command like the one below:</text:span></text:p>
        </text:list-item>
      </text:list>
      <text:p text:style-name="P47"><text:soft-page-break/>   <text:span text:style-name="T5">Execute in Shell #1</text:span></text:p>
      <text:p text:style-name="P28">In [ ]:</text:p>
      <text:p text:style-name="P8">ros2 pkg create topic_publisher_pkg <text:span text:style-name="T14">--</text:span>build<text:span text:style-name="T14">-</text:span><text:span text:style-name="T16">type</text:span> ament_cmake <text:span text:style-name="T14">--</text:span>dependencies rclcpp std_msgs</text:p>
      <text:list xml:id="list2648092882" text:style-name="L5">
        <text:list-item>
          <text:p text:style-name="P58"><text:span text:style-name="T11">The lines to add to the </text:span><text:span text:style-name="Strong_20_Emphasis"><text:span text:style-name="T10">CMakeLists.txt</text:span></text:span><text:span text:style-name="T11"> file could be something like this:</text:span></text:p>
        </text:list-item>
      </text:list>
      <text:p text:style-name="P47">   <text:span text:style-name="T5">Add to CMakeLists.txt</text:span></text:p>
      <text:p text:style-name="P28">In [ ]:</text:p>
      <text:p text:style-name="P8">add_executable(simple_publisher_node src<text:span text:style-name="T14">/</text:span>simple_topic_publisher<text:span text:style-name="T14">.</text:span>cpp)</text:p>
      <text:p text:style-name="P11">ament_target_dependencies(simple_publisher_node rclcpp std_msgs)</text:p>
      <text:p text:style-name="P13"/>
      <text:p text:style-name="P11">install(TARGETS</text:p>
      <text:p text:style-name="P12"><text:s text:c="3"/><text:span text:style-name="T20">simple_publisher_node</text:span></text:p>
      <text:p text:style-name="P12"><text:s text:c="3"/><text:span text:style-name="T20">DESTINATION lib</text:span><text:span text:style-name="T15">/</text:span><text:span text:style-name="T21">$</text:span><text:span text:style-name="T20">{PROJECT_NAME}</text:span></text:p>
      <text:p text:style-name="P12"><text:s/><text:span text:style-name="T20">)</text:span></text:p>
      <text:p text:style-name="P13"/>
      <text:p text:style-name="P14"># Install launch files.</text:p>
      <text:p text:style-name="P11">install(DIRECTORY</text:p>
      <text:p text:style-name="P12"><text:s text:c="2"/><text:span text:style-name="T20">launch</text:span></text:p>
      <text:p text:style-name="P12"><text:s text:c="2"/><text:span text:style-name="T20">DESTINATION share</text:span><text:span text:style-name="T15">/</text:span><text:span text:style-name="T21">$</text:span><text:span text:style-name="T20">{PROJECT_NAME}</text:span><text:span text:style-name="T15">/</text:span></text:p>
      <text:p text:style-name="P11">)</text:p>
      <text:p text:style-name="P38">The C++ script is something like this:</text:p>
      <text:p text:style-name="P47"><text:bookmark text:name="prg-2-1"/>   <text:span text:style-name="T5">simple_topic_publisher.cpp</text:span></text:p>
      <text:p text:style-name="P28">In [ ]:</text:p>
      <text:p text:style-name="P9">#include "rclcpp/rclcpp.hpp"</text:p>
      <text:p text:style-name="P14">#include "std_msgs/msg/int32.hpp"</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20">auto node </text:span><text:span text:style-name="T15">=</text:span><text:span text:style-name="T20"> rclcpp::Node::make_shared(</text:span><text:span text:style-name="T24">"simple_publisher"</text:span><text:span text:style-name="T20">);</text:span></text:p>
      <text:p text:style-name="P12"><text:s text:c="2"/><text:span text:style-name="T20">auto publisher </text:span><text:span text:style-name="T15">=</text:span><text:span text:style-name="T20"> node</text:span><text:span text:style-name="T15">-&gt;</text:span><text:span text:style-name="T20">create_publisher</text:span><text:span text:style-name="T15">&lt;</text:span><text:span text:style-name="T20">std_msgs::msg::Int32</text:span><text:span text:style-name="T15">&gt;</text:span><text:span text:style-name="T20">(</text:span><text:span text:style-name="T24">"counter"</text:span><text:span text:style-name="T20">, </text:span><text:span text:style-name="T15">10</text:span><text:span text:style-name="T20">);</text:span></text:p>
      <text:p text:style-name="P12"><text:s text:c="2"/><text:span text:style-name="T20">auto message </text:span><text:span text:style-name="T15">=</text:span><text:span text:style-name="T20"> std::make_shared</text:span><text:span text:style-name="T15">&lt;</text:span><text:span text:style-name="T20">std_msgs::msg::Int32</text:span><text:span text:style-name="T15">&gt;</text:span><text:span text:style-name="T20">();</text:span></text:p>
      <text:p text:style-name="P12"><text:s text:c="2"/><text:span text:style-name="T20">message</text:span><text:span text:style-name="T15">-&gt;</text:span><text:span text:style-name="T20">data </text:span><text:span text:style-name="T15">=</text:span><text:span text:style-name="T20"> </text:span><text:span text:style-name="T15">0</text:span><text:span text:style-name="T20">;</text:span></text:p>
      <text:p text:style-name="P12"><text:s text:c="2"/><text:span text:style-name="T20">rclcpp::WallRate loop_rate(</text:span><text:span text:style-name="T15">2</text:span><text:span text:style-name="T20">);</text:span></text:p>
      <text:p text:style-name="P13"/>
      <text:p text:style-name="P12"><text:s text:c="2"/><text:span text:style-name="T18">while</text:span><text:span text:style-name="T20"> (rclcpp::ok()) {</text:span></text:p>
      <text:p text:style-name="P12"><text:s text:c="4"/></text:p>
      <text:p text:style-name="P12"><text:s text:c="4"/><text:span text:style-name="T20">publisher</text:span><text:span text:style-name="T15">-&gt;</text:span><text:span text:style-name="T20">publish(</text:span><text:span text:style-name="T15">*</text:span><text:span text:style-name="T20">message);</text:span></text:p>
      <text:p text:style-name="P12"><text:s text:c="4"/><text:span text:style-name="T20">message</text:span><text:span text:style-name="T15">-&gt;</text:span><text:span text:style-name="T20">data</text:span><text:span text:style-name="T15">++</text:span><text:span text:style-name="T20">;</text:span></text:p>
      <text:p text:style-name="P12"><text:s text:c="4"/><text:span text:style-name="T20">rclcpp::spin_some(node);</text:span></text:p>
      <text:p text:style-name="P12"><text:s text:c="4"/><text:span text:style-name="T20">loop_rate</text:span><text:span text:style-name="T15">.</text:span><text:span text:style-name="T20">sleep();</text:span></text:p>
      <text:p text:style-name="P12"><text:s text:c="2"/><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38">And the launch file:</text:p>
      <text:p text:style-name="P47">   <text:span text:style-name="T5">simple_topic_publisher.launch.py</text:span></text:p>
      <text:p text:style-name="P28">In [ ]:</text:p>
      <text:p text:style-name="P8"><text:span text:style-name="T19">from</text:span> <text:span text:style-name="T26">launch</text:span> <text:span text:style-name="T19">import</text:span> LaunchDescription</text:p>
      <text:p text:style-name="P11"><text:span text:style-name="T19">from</text:span> <text:span text:style-name="T26">launch_ros.actions</text:span> <text:span text:style-name="T19">import</text:span> Node</text:p>
      <text:p text:style-name="P13"/>
      <text:p text:style-name="P11"><text:span text:style-name="T19">def</text:span> <text:span text:style-name="T25">generate_launch_description</text:span>():</text:p>
      <text:p text:style-name="P12"><text:s text:c="4"/><text:span text:style-name="T18">return</text:span><text:span text:style-name="T20"> LaunchDescription([</text:span></text:p>
      <text:p text:style-name="P12"><text:s text:c="8"/><text:span text:style-name="T20">Node(</text:span></text:p>
      <text:p text:style-name="P12"><text:soft-page-break/><text:s text:c="12"/><text:span text:style-name="T20">package</text:span><text:span text:style-name="T15">=</text:span><text:span text:style-name="T24">'topic_publisher_pkg'</text:span><text:span text:style-name="T20">,</text:span></text:p>
      <text:p text:style-name="P12"><text:s text:c="12"/><text:span text:style-name="T20">executable</text:span><text:span text:style-name="T15">=</text:span><text:span text:style-name="T24">'simple_publisher_node'</text:span><text:span text:style-name="T20">,</text:span></text:p>
      <text:p text:style-name="P12"><text:s text:c="12"/><text:span text:style-name="T20">output</text:span><text:span text:style-name="T15">=</text:span><text:span text:style-name="T24">'screen'</text:span><text:span text:style-name="T20">),</text:span></text:p>
      <text:p text:style-name="P12"><text:s text:c="4"/><text:span text:style-name="T20">])</text:span></text:p>
      <text:p text:style-name="P38">Compile your package:</text:p>
      <text:p text:style-name="P47">   <text:span text:style-name="T5">Execute in Shell #1</text:span></text:p>
      <text:p text:style-name="P28">In [ ]:</text:p>
      <text:p text:style-name="P8">cd <text:span text:style-name="T14">~/</text:span>ros2_ws</text:p>
      <text:p text:style-name="P11">colcon build <text:span text:style-name="T14">--</text:span>packages<text:span text:style-name="T14">-</text:span>select topic_publisher_pkg</text:p>
      <text:p text:style-name="P11">source install<text:span text:style-name="T14">/</text:span>setup<text:span text:style-name="T14">.</text:span>bash</text:p>
      <text:p text:style-name="P38">Run it with the following command:</text:p>
      <text:p text:style-name="P47">   <text:span text:style-name="T5">Execute in Shell #1</text:span></text:p>
      <text:p text:style-name="P28">In [ ]:</text:p>
      <text:p text:style-name="P8">ros2 launch topic_publisher_pkg simple_topic_publisher<text:span text:style-name="T14">.</text:span>launch<text:span text:style-name="T14">.</text:span>py</text:p>
      <text:p text:style-name="P18">- End of Notes -</text:p>
      <text:p text:style-name="P29"><text:span text:style-name="T6">Did nothing happen? Well, that is not true! You have created a Topic named </text:span><text:span text:style-name="Strong_20_Emphasis"><text:span text:style-name="T7">/counter</text:span></text:span><text:span text:style-name="T6">, and published through it as an integer that increases indefinitely. Now, check some things.</text:span></text:p>
      <text:p text:style-name="P29"><text:span text:style-name="T6">A Topic is like a pipe. </text:span><text:span text:style-name="Strong_20_Emphasis"><text:span text:style-name="T7">Nodes use Topics to publish information for other nodes</text:span></text:span><text:span text:style-name="T6"> so that they can communicate.<text:line-break/>At any time, the number of Topics in the system by doing a </text:span><text:span text:style-name="Strong_20_Emphasis"><text:span text:style-name="T8">ros2 topic list</text:span></text:span><text:span text:style-name="T6">. You can also check for a specific Topic.</text:span></text:p>
      <text:p text:style-name="P29"><text:span text:style-name="T6">In your web shell, type </text:span><text:span text:style-name="Strong_20_Emphasis"><text:span text:style-name="T8">ros2 topic list</text:span></text:span><text:span text:style-name="T6">, and check for a Topic named '/counter'.</text:span></text:p>
      <text:p text:style-name="P47">   <text:span text:style-name="T5">Execute in Shell #2</text:span></text:p>
      <text:p text:style-name="P28">In [ ]:</text:p>
      <text:p text:style-name="P8">ros2 topic <text:span text:style-name="T16">list</text:span> <text:span text:style-name="T14">|</text:span> grep <text:s/><text:span text:style-name="T23">'/counter'</text:span></text:p>
      <text:p text:style-name="P47">  <text:span text:style-name="T5">Shell #2 Output</text:span></text:p>
      <text:p text:style-name="P10">/counter</text:p>
      <text:p text:style-name="P38">Here, you have listed all of the topics running and filtered with the <text:span text:style-name="T4">grep</text:span> command, the ones that contain the word <text:span text:style-name="T28">/counter</text:span>. If it appears, then the Topic is running as it should.</text:p>
      <text:p text:style-name="P29"><text:span text:style-name="T6">You can request information about a Topic by doing </text:span><text:span text:style-name="Strong_20_Emphasis"><text:span text:style-name="T8">ros2 topic info &lt;name_of_topic&gt;</text:span></text:span><text:span text:style-name="T6">.</text:span></text:p>
      <text:p text:style-name="P29"><text:span text:style-name="T6">Now, type </text:span><text:span text:style-name="Strong_20_Emphasis"><text:span text:style-name="T8">ros2 topic info /counter</text:span></text:span><text:span text:style-name="T6">.</text:span></text:p>
      <text:p text:style-name="P47">   <text:span text:style-name="T5">Execute in Shell #2</text:span></text:p>
      <text:p text:style-name="P28">In [ ]:</text:p>
      <text:p text:style-name="P8">ros2 topic info <text:span text:style-name="T14">/</text:span>counter</text:p>
      <text:p text:style-name="P47">  <text:span text:style-name="T5">Shell #2 Output</text:span></text:p>
      <text:p text:style-name="P15">Type: std_msgs/msg/Int32</text:p>
      <text:p text:style-name="P15">Publisher count: 1</text:p>
      <text:p text:style-name="P10">Subscription count: 0</text:p>
      <text:p text:style-name="P38">The output indicates the name of the Topic, and the number of Publishers/Subscribers that the Topic has. As you can see, it has only one Publisher, which is your program.</text:p>
      <text:p text:style-name="P29"><text:soft-page-break/><text:span text:style-name="T6">Now, type </text:span><text:span text:style-name="Strong_20_Emphasis"><text:span text:style-name="T8">ros2 topic echo /counter</text:span></text:span><text:span text:style-name="T6"> and check the output of the Topic in real-time.</text:span></text:p>
      <text:p text:style-name="P47">   <text:span text:style-name="T5">Execute in Shell #2</text:span></text:p>
      <text:p text:style-name="P28">In [ ]:</text:p>
      <text:p text:style-name="P8">ros2 topic echo <text:span text:style-name="T14">/</text:span>counter</text:p>
      <text:p text:style-name="P38">You should see a succession of consecutive numbers, similar to the following:</text:p>
      <text:p text:style-name="P47">  <text:span text:style-name="T5">Shell #2 Output</text:span></text:p>
      <text:p text:style-name="P15">data: 59</text:p>
      <text:p text:style-name="P16"/>
      <text:p text:style-name="P15">data: 60</text:p>
      <text:p text:style-name="P16"/>
      <text:p text:style-name="P15">data: 61</text:p>
      <text:p text:style-name="P16"/>
      <text:p text:style-name="P15">data: 62</text:p>
      <text:p text:style-name="P16"/>
      <text:p text:style-name="P15">data: 63</text:p>
      <text:p text:style-name="P16"/>
      <text:p text:style-name="P15">data: 64</text:p>
      <text:p text:style-name="P16"/>
      <text:p text:style-name="P15">data: 65</text:p>
      <text:p text:style-name="P16"/>
      <text:p text:style-name="P15">data: 66</text:p>
      <text:p text:style-name="P16"/>
      <text:p text:style-name="P10">data: 67</text:p>
      <text:p text:style-name="P38">Okay. So, what has happened? It is explained in more detail below. First, crumble the code you have executed. Then, you can check the comments in the code below, explaining what each line of the code does:</text:p>
      <text:p text:style-name="P28">In [ ]:</text:p>
      <text:p text:style-name="P8"><text:span text:style-name="T14">//</text:span> Import <text:span text:style-name="T16">all</text:span> the necessary ROS libraries <text:span text:style-name="T29">and</text:span> <text:span text:style-name="T19">import</text:span> <text:span text:style-name="T26">the</text:span> Int32 message <text:span text:style-name="T19">from</text:span> <text:span text:style-name="T26">the</text:span> std_msgs package</text:p>
      <text:p text:style-name="P14">#include "rclcpp/rclcpp.hpp"</text:p>
      <text:p text:style-name="P14">#include "std_msgs/msg/int32.hpp"</text:p>
      <text:p text:style-name="P13"/>
      <text:p text:style-name="P11">using namespace std::chrono_literals;</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15">//</text:span><text:span text:style-name="T20"> Initiate a Node named </text:span><text:span text:style-name="T24">'simple_publisher'</text:span></text:p>
      <text:p text:style-name="P12"><text:s text:c="2"/><text:span text:style-name="T20">auto node </text:span><text:span text:style-name="T15">=</text:span><text:span text:style-name="T20"> rclcpp::Node::make_shared(</text:span><text:span text:style-name="T24">"simple_publisher"</text:span><text:span text:style-name="T20">);</text:span></text:p>
      <text:p text:style-name="P12"><text:s text:c="2"/><text:span text:style-name="T15">//</text:span><text:span text:style-name="T20"> Create a Publisher </text:span><text:span text:style-name="T17">object</text:span><text:span text:style-name="T20"> that will publish on the </text:span><text:span text:style-name="T15">/</text:span><text:span text:style-name="T20">counter topic, messages of the </text:span><text:span text:style-name="T17">type</text:span><text:span text:style-name="T20"> Int32</text:span></text:p>
      <text:p text:style-name="P12"><text:s text:c="2"/><text:span text:style-name="T15">//</text:span><text:span text:style-name="T20"> The </text:span><text:span text:style-name="T15">10</text:span><text:span text:style-name="T20"> indicates the size of the queue</text:span></text:p>
      <text:p text:style-name="P12"><text:s text:c="2"/><text:span text:style-name="T20">auto publisher </text:span><text:span text:style-name="T15">=</text:span><text:span text:style-name="T20"> node</text:span><text:span text:style-name="T15">-&gt;</text:span><text:span text:style-name="T20">create_publisher</text:span><text:span text:style-name="T15">&lt;</text:span><text:span text:style-name="T20">std_msgs::msg::Int32</text:span><text:span text:style-name="T15">&gt;</text:span><text:span text:style-name="T20">(</text:span><text:span text:style-name="T24">"counter"</text:span><text:span text:style-name="T20">, </text:span><text:span text:style-name="T15">10</text:span><text:span text:style-name="T20">);</text:span></text:p>
      <text:p text:style-name="P12"><text:s text:c="2"/><text:span text:style-name="T15">//</text:span><text:span text:style-name="T20"> Create a variable named </text:span><text:span text:style-name="T24">'message'</text:span><text:span text:style-name="T20"> of </text:span><text:span text:style-name="T17">type</text:span><text:span text:style-name="T20"> Int32</text:span></text:p>
      <text:p text:style-name="P12"><text:s text:c="2"/><text:span text:style-name="T20">auto message </text:span><text:span text:style-name="T15">=</text:span><text:span text:style-name="T20"> std::make_shared</text:span><text:span text:style-name="T15">&lt;</text:span><text:span text:style-name="T20">std_msgs::msg::Int32</text:span><text:span text:style-name="T15">&gt;</text:span><text:span text:style-name="T20">();</text:span></text:p>
      <text:p text:style-name="P12"><text:s text:c="2"/><text:span text:style-name="T15">//</text:span><text:span text:style-name="T20"> Initialize the </text:span><text:span text:style-name="T24">'message'</text:span><text:span text:style-name="T20"> variable</text:span></text:p>
      <text:p text:style-name="P12"><text:s text:c="2"/><text:span text:style-name="T20">message</text:span><text:span text:style-name="T15">-&gt;</text:span><text:span text:style-name="T20">data </text:span><text:span text:style-name="T15">=</text:span><text:span text:style-name="T20"> </text:span><text:span text:style-name="T15">0</text:span><text:span text:style-name="T20">;</text:span></text:p>
      <text:p text:style-name="P12"><text:s text:c="2"/><text:span text:style-name="T15">//</text:span><text:span text:style-name="T20"> Set a publish rate of </text:span><text:span text:style-name="T15">2</text:span><text:span text:style-name="T20"> Hz</text:span></text:p>
      <text:p text:style-name="P12"><text:s text:c="2"/><text:span text:style-name="T20">rclcpp::WallRate loop_rate(</text:span><text:span text:style-name="T15">2</text:span><text:span text:style-name="T20">);</text:span></text:p>
      <text:p text:style-name="P13"/>
      <text:p text:style-name="P12"><text:s text:c="2"/><text:span text:style-name="T15">//</text:span><text:span text:style-name="T20"> Create a loop that will go until someone stops the program execution</text:span></text:p>
      <text:p text:style-name="P12"><text:s text:c="2"/><text:span text:style-name="T18">while</text:span><text:span text:style-name="T20"> (rclcpp::ok()) {</text:span></text:p>
      <text:p text:style-name="P12"><text:s text:c="4"/></text:p>
      <text:p text:style-name="P12"><text:s text:c="4"/><text:span text:style-name="T15">//</text:span><text:span text:style-name="T20"> Publish the message within the </text:span><text:span text:style-name="T24">'message'</text:span><text:span text:style-name="T20"> variable</text:span></text:p>
      <text:p text:style-name="P12"><text:s text:c="4"/><text:span text:style-name="T20">publisher</text:span><text:span text:style-name="T15">-&gt;</text:span><text:span text:style-name="T20">publish(</text:span><text:span text:style-name="T15">*</text:span><text:span text:style-name="T20">message);</text:span></text:p>
      <text:p text:style-name="P12"><text:soft-page-break/><text:s text:c="4"/><text:span text:style-name="T15">//</text:span><text:span text:style-name="T20"> Increment the </text:span><text:span text:style-name="T24">'message'</text:span><text:span text:style-name="T20"> variable</text:span></text:p>
      <text:p text:style-name="P12"><text:s text:c="4"/><text:span text:style-name="T20">message</text:span><text:span text:style-name="T15">-&gt;</text:span><text:span text:style-name="T20">data</text:span><text:span text:style-name="T15">++</text:span><text:span text:style-name="T20">;</text:span></text:p>
      <text:p text:style-name="P12"><text:s text:c="4"/><text:span text:style-name="T20">rclcpp::spin_some(node);</text:span></text:p>
      <text:p text:style-name="P12"><text:s text:c="4"/><text:span text:style-name="T15">//</text:span><text:span text:style-name="T20"> Make sure the publish rate maintains at </text:span><text:span text:style-name="T15">2</text:span><text:span text:style-name="T20"> Hz</text:span></text:p>
      <text:p text:style-name="P12"><text:s text:c="4"/><text:span text:style-name="T20">loop_rate</text:span><text:span text:style-name="T15">.</text:span><text:span text:style-name="T20">sleep();</text:span></text:p>
      <text:p text:style-name="P12"><text:s text:c="2"/><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29"><text:span text:style-name="T6">This code </text:span><text:span text:style-name="Strong_20_Emphasis"><text:span text:style-name="T7">initiates a node and creates a Publisher that keeps publishing a sequence of consecutive integers into the '/counter' Topic</text:span></text:span><text:span text:style-name="T6">. Summarizing:</text:span></text:p>
      <text:p text:style-name="P29"><text:span text:style-name="Strong_20_Emphasis"><text:span text:style-name="T7">A Publisher is a node that keeps publishing a message into a Topic</text:span></text:span><text:span text:style-name="T6">. So now, what is a Topic?</text:span></text:p>
      <text:p text:style-name="P29"><text:span text:style-name="Strong_20_Emphasis"><text:span text:style-name="T7">A Topic is a channel acting as a pipe, where other ROS nodes can publish or read information</text:span></text:span><text:span text:style-name="T6">. Now see commands related to Topics (some of them you have already used).</text:span></text:p>
      <text:p text:style-name="P38">To <text:span text:style-name="T4">get a list of available Topics</text:span> in a ROS system, use the following command:</text:p>
      <text:p text:style-name="P28">In [ ]:</text:p>
      <text:p text:style-name="P8">ros2 topic <text:span text:style-name="T16">list</text:span></text:p>
      <text:p text:style-name="P38">To <text:span text:style-name="T4">read the information that is being published on a Topic,</text:span> use the following command:</text:p>
      <text:p text:style-name="P28">In [ ]:</text:p>
      <text:p text:style-name="P8">ros2 topic echo <text:span text:style-name="T14">&lt;</text:span>topic_name<text:span text:style-name="T14">&gt;</text:span></text:p>
      <text:p text:style-name="P38">This command will start printing all the information being published into the Topic.</text:p>
      <text:p text:style-name="P38">To <text:span text:style-name="T4">get information about a particular Topic,</text:span> use the following command:</text:p>
      <text:p text:style-name="P28">In [ ]:</text:p>
      <text:p text:style-name="P8">ros2 topic info <text:span text:style-name="T14">&lt;</text:span>topic_name<text:span text:style-name="T14">&gt;</text:span></text:p>
      <text:p text:style-name="P38">Finally, you can check the different options that the <text:span text:style-name="T28">rostopic</text:span> command has by using the following command:</text:p>
      <text:p text:style-name="P28">In [ ]:</text:p>
      <text:p text:style-name="P8">ros2 topic <text:span text:style-name="T14">-</text:span>h</text:p>
      <text:h text:style-name="P3" text:outline-level="2"><text:span text:style-name="T1">3.2</text:span>   Node Composition</text:h>
      <text:p text:style-name="P29"><text:span text:style-name="T6">In the previous example, you checked a C++ script called </text:span><text:a xlink:type="simple" xlink:href="https://s3.eu-west-1.amazonaws.com/notebooks.ws/basic_ros2_cpp_galactic/basicROS2Cpp_unit2_topics_new_Humble_MasterClass.html?AWSAccessKeyId=AKIAJLU2ZOTUFJRMDOAA&amp;Signature=MaiDguxFn5KehnLB3tP6Pv62igU%3D&amp;Expires=1707306798#prg-2-1" text:style-name="Internet_20_link" text:visited-style-name="Visited_20_Internet_20_Link"><text:span text:style-name="T2">**simple_topic_publisher.cpp**</text:span></text:a><text:span text:style-name="T6">. This script has been written using the </text:span><text:span text:style-name="Strong_20_Emphasis"><text:span text:style-name="T7">old-school</text:span></text:span><text:span text:style-name="T6"> programming method. We say this because it is similar to the way you would have written this script in ROS1. In ROS2, though, this style of coding is going to become depreciated. You may be asking, why? It is because of </text:span><text:span text:style-name="Strong_20_Emphasis"><text:span text:style-name="T7">Composition</text:span></text:span><text:span text:style-name="T6">.</text:span></text:p>
      <text:p text:style-name="P29"><text:span text:style-name="T6">In ROS2, as a notable difference from ROS1, the concept of </text:span><text:span text:style-name="Strong_20_Emphasis"><text:span text:style-name="T7">Composition</text:span></text:span><text:span text:style-name="T6"> is introduced. This means that you can compose (execute) multiple nodes in a single process. You will learn more about </text:span><text:span text:style-name="Strong_20_Emphasis"><text:span text:style-name="T7">node composition</text:span></text:span><text:span text:style-name="T6"> in the following units.</text:span></text:p>
      <text:p text:style-name="P29"><text:soft-page-break/><text:span text:style-name="T6">To use node composition, you must program your scripts in a more object-oriented way. So, the first script you checked, </text:span><text:span text:style-name="Strong_20_Emphasis"><text:span text:style-name="Source_20_Text"><text:span text:style-name="T12">simple_topic_publisher.cpp</text:span></text:span></text:span><text:span text:style-name="T6">, will be unable to use node composition.</text:span></text:p>
      <text:p text:style-name="P38">Below, you can look at a script that does the same thing, but is coded using a composable method, using classes.</text:p>
      <text:p text:style-name="P47">   <text:span text:style-name="T5">simple_topic_publisher_composable.cpp</text:span></text:p>
      <text:p text:style-name="P28">In [ ]:</text:p>
      <text:p text:style-name="P9">#include "rclcpp/rclcpp.hpp"</text:p>
      <text:p text:style-name="P14">#include "std_msgs/msg/int32.hpp"</text:p>
      <text:p text:style-name="P14">#include &lt;chrono&gt;</text:p>
      <text:p text:style-name="P13"/>
      <text:p text:style-name="P11">using namespace std::chrono_literals;</text:p>
      <text:p text:style-name="P13"/>
      <text:p text:style-name="P11"><text:span text:style-name="T14">/*</text:span> This example creates a subclass of Node <text:span text:style-name="T29">and</text:span> uses std::bind() to register a</text:p>
      <text:p text:style-name="P12"><text:s/><text:span text:style-name="T15">*</text:span><text:span text:style-name="T20"> member function </text:span><text:span text:style-name="T18">as</text:span><text:span text:style-name="T20"> a callback </text:span><text:span text:style-name="T18">from</text:span><text:span text:style-name="T20"> </text:span><text:span text:style-name="T27">the</text:span><text:span text:style-name="T20"> timer</text:span><text:span text:style-name="T15">.</text:span><text:span text:style-name="T20"> </text:span><text:span text:style-name="T15">*/</text:span></text:p>
      <text:p text:style-name="P13"/>
      <text:p text:style-name="P11"><text:span text:style-name="T19">class</text:span> <text:span text:style-name="T26">SimplePublisher</text:span> : public rclcpp::Node</text:p>
      <text:p text:style-name="P11">{</text:p>
      <text:p text:style-name="P11">public:</text:p>
      <text:p text:style-name="P12"><text:s text:c="2"/><text:span text:style-name="T20">SimplePublisher()</text:span></text:p>
      <text:p text:style-name="P12"><text:s text:c="2"/><text:span text:style-name="T20">: Node(</text:span><text:span text:style-name="T24">"simple_publisher"</text:span><text:span text:style-name="T20">), count_(</text:span><text:span text:style-name="T15">0</text:span><text:span text:style-name="T20">)</text:span></text:p>
      <text:p text:style-name="P12"><text:s text:c="2"/><text:span text:style-name="T20">{</text:span></text:p>
      <text:p text:style-name="P12"><text:s text:c="4"/><text:span text:style-name="T20">publisher_ </text:span><text:span text:style-name="T15">=</text:span><text:span text:style-name="T20"> this</text:span><text:span text:style-name="T15">-&gt;</text:span><text:span text:style-name="T20">create_publisher</text:span><text:span text:style-name="T15">&lt;</text:span><text:span text:style-name="T20">std_msgs::msg::Int32</text:span><text:span text:style-name="T15">&gt;</text:span><text:span text:style-name="T20">(</text:span><text:span text:style-name="T24">"counter"</text:span><text:span text:style-name="T20">, </text:span><text:span text:style-name="T15">10</text:span><text:span text:style-name="T20">);</text:span></text:p>
      <text:p text:style-name="P12"><text:s text:c="4"/><text:span text:style-name="T20">timer_ </text:span><text:span text:style-name="T15">=</text:span><text:span text:style-name="T20"> this</text:span><text:span text:style-name="T15">-&gt;</text:span><text:span text:style-name="T20">create_wall_timer(</text:span></text:p>
      <text:p text:style-name="P12"><text:s text:c="6"/><text:span text:style-name="T15">500</text:span><text:span text:style-name="T20">ms, std::bind(</text:span><text:span text:style-name="T15">&amp;</text:span><text:span text:style-name="T20">SimplePublisher::timer_callback, this));</text:span></text:p>
      <text:p text:style-name="P12"><text:s text:c="2"/><text:span text:style-name="T20">}</text:span></text:p>
      <text:p text:style-name="P13"/>
      <text:p text:style-name="P11">private:</text:p>
      <text:p text:style-name="P12"><text:s text:c="2"/><text:span text:style-name="T20">void timer_callback()</text:span></text:p>
      <text:p text:style-name="P12"><text:s text:c="2"/><text:span text:style-name="T20">{</text:span></text:p>
      <text:p text:style-name="P12"><text:s text:c="4"/><text:span text:style-name="T20">auto message </text:span><text:span text:style-name="T15">=</text:span><text:span text:style-name="T20"> std_msgs::msg::Int32();</text:span></text:p>
      <text:p text:style-name="P12"><text:s text:c="4"/><text:span text:style-name="T20">message</text:span><text:span text:style-name="T15">.</text:span><text:span text:style-name="T20">data </text:span><text:span text:style-name="T15">=</text:span><text:span text:style-name="T20"> count_;</text:span></text:p>
      <text:p text:style-name="P12"><text:s text:c="4"/><text:span text:style-name="T20">count_</text:span><text:span text:style-name="T15">++</text:span><text:span text:style-name="T20">;</text:span></text:p>
      <text:p text:style-name="P12"><text:s text:c="4"/><text:span text:style-name="T20">publisher_</text:span><text:span text:style-name="T15">-&gt;</text:span><text:span text:style-name="T20">publish(message);</text:span></text:p>
      <text:p text:style-name="P12"><text:s text:c="2"/><text:span text:style-name="T20">}</text:span></text:p>
      <text:p text:style-name="P12"><text:s text:c="2"/><text:span text:style-name="T20">rclcpp::TimerBase::SharedPtr timer_;</text:span></text:p>
      <text:p text:style-name="P12"><text:s text:c="2"/><text:span text:style-name="T20">rclcpp::Publisher</text:span><text:span text:style-name="T15">&lt;</text:span><text:span text:style-name="T20">std_msgs::msg::Int32</text:span><text:span text:style-name="T15">&gt;</text:span><text:span text:style-name="T20">::SharedPtr publisher_;</text:span></text:p>
      <text:p text:style-name="P12"><text:s text:c="2"/><text:span text:style-name="T20">size_t count_;</text:span></text:p>
      <text:p text:style-name="P11">};</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20">rclcpp::spin(std::make_shared</text:span><text:span text:style-name="T15">&lt;</text:span><text:span text:style-name="T20">SimplePublisher</text:span><text:span text:style-name="T15">&gt;</text:span><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h text:style-name="P5" text:outline-level="3"><text:span text:style-name="T1">3.2.1</text:span>   Code Analysis</text:h>
      <text:p text:style-name="P29"><text:span text:style-name="T6">First, define your class, which inherits from the </text:span><text:span text:style-name="Strong_20_Emphasis"><text:span text:style-name="T7">rclcpp::Node</text:span></text:span><text:span text:style-name="T6"> class.</text:span></text:p>
      <text:p text:style-name="P28">In [ ]:</text:p>
      <text:p text:style-name="P8"><text:span text:style-name="T19">class</text:span> <text:span text:style-name="T26">SimplePublisher</text:span> : public rclcpp::Node</text:p>
      <text:p text:style-name="P38">Next, have the constructor of your class:</text:p>
      <text:p text:style-name="P28">In [ ]:</text:p>
      <text:p text:style-name="P8">SimplePublisher()</text:p>
      <text:p text:style-name="P29"><text:soft-page-break/><text:span text:style-name="T6">Within the constructor, initialize your node by calling the constructor of the superclass </text:span><text:span text:style-name="Strong_20_Emphasis"><text:span text:style-name="T7">node</text:span></text:span><text:span text:style-name="T6">, and also initialize a variable named </text:span><text:span text:style-name="Strong_20_Emphasis"><text:span text:style-name="T7">count_</text:span></text:span><text:span text:style-name="T6"> to 0.</text:span></text:p>
      <text:p text:style-name="P28">In [ ]:</text:p>
      <text:p text:style-name="P8">: Node(<text:span text:style-name="T23">"simple_publisher"</text:span>), count_(<text:span text:style-name="T14">0</text:span>)</text:p>
      <text:p text:style-name="P29"><text:span text:style-name="T6">Also, create your </text:span><text:span text:style-name="Strong_20_Emphasis"><text:span text:style-name="T7">publisher_</text:span></text:span><text:span text:style-name="T6"> and </text:span><text:span text:style-name="Strong_20_Emphasis"><text:span text:style-name="T7">timer_</text:span></text:span><text:span text:style-name="T6"> objects within the constructor. As you will see later, they are created in the private section of your class, as </text:span><text:span text:style-name="Strong_20_Emphasis"><text:span text:style-name="T7">shared pointers</text:span></text:span><text:span text:style-name="T6"> to these objects. Note that the timer object is bound to a function named </text:span><text:span text:style-name="Strong_20_Emphasis"><text:span text:style-name="T7">timer_callback</text:span></text:span><text:span text:style-name="T6">, which you will see next. This timer object will be triggered every 500ms.</text:span></text:p>
      <text:p text:style-name="P28">In [ ]:</text:p>
      <text:p text:style-name="P8">publisher_ <text:span text:style-name="T14">=</text:span> this<text:span text:style-name="T14">-&gt;</text:span>create_publisher<text:span text:style-name="T14">&lt;</text:span>std_msgs::msg::Int32<text:span text:style-name="T14">&gt;</text:span>(<text:span text:style-name="T23">"counter"</text:span>, <text:span text:style-name="T14">10</text:span>);</text:p>
      <text:p text:style-name="P11">timer_ <text:span text:style-name="T14">=</text:span> this<text:span text:style-name="T14">-&gt;</text:span>create_wall_timer(</text:p>
      <text:p text:style-name="P12"><text:s text:c="2"/><text:span text:style-name="T15">500</text:span><text:span text:style-name="T20">ms, std::bind(</text:span><text:span text:style-name="T15">&amp;</text:span><text:span text:style-name="T20">SimplePublisher::timer_callback, this));</text:span></text:p>
      <text:p text:style-name="P29"><text:span text:style-name="T6">In the private section, you have the definition of the </text:span><text:span text:style-name="Strong_20_Emphasis"><text:span text:style-name="T7">timer_callback</text:span></text:span><text:span text:style-name="T6"> function introduced before. Inside this function, you create an </text:span><text:span text:style-name="Strong_20_Emphasis"><text:span text:style-name="T7">Int32 message</text:span></text:span><text:span text:style-name="T6">, given the value of the </text:span><text:span text:style-name="Strong_20_Emphasis"><text:span text:style-name="T7">count_</text:span></text:span><text:span text:style-name="T6"> variable. Then, you will increase the value of the count variable in 1, and you will publish the message into your Topic. Remember that this function will be called every 500ms, as defined in the timer_ object.</text:span></text:p>
      <text:p text:style-name="P28">In [ ]:</text:p>
      <text:p text:style-name="P8">void timer_callback()</text:p>
      <text:p text:style-name="P12"><text:s text:c="2"/><text:span text:style-name="T20">{</text:span></text:p>
      <text:p text:style-name="P12"><text:s text:c="4"/><text:span text:style-name="T20">auto message </text:span><text:span text:style-name="T15">=</text:span><text:span text:style-name="T20"> std_msgs::msg::Int32();</text:span></text:p>
      <text:p text:style-name="P12"><text:s text:c="4"/><text:span text:style-name="T20">message</text:span><text:span text:style-name="T15">.</text:span><text:span text:style-name="T20">data </text:span><text:span text:style-name="T15">=</text:span><text:span text:style-name="T20"> count_;</text:span></text:p>
      <text:p text:style-name="P12"><text:s text:c="4"/><text:span text:style-name="T20">count_</text:span><text:span text:style-name="T15">++</text:span><text:span text:style-name="T20">;</text:span></text:p>
      <text:p text:style-name="P12"><text:s text:c="4"/><text:span text:style-name="T20">publisher_</text:span><text:span text:style-name="T15">-&gt;</text:span><text:span text:style-name="T20">publish(message);</text:span></text:p>
      <text:p text:style-name="P12"><text:s text:c="2"/><text:span text:style-name="T20">}</text:span></text:p>
      <text:p text:style-name="P38">Also, in the private section, you are creating the shared pointers to your Publisher and timer objects defined above, and you are also creating the variable count.</text:p>
      <text:p text:style-name="P28">In [ ]:</text:p>
      <text:p text:style-name="P8">rclcpp::TimerBase::SharedPtr timer_;</text:p>
      <text:p text:style-name="P11">rclcpp::Publisher<text:span text:style-name="T14">&lt;</text:span>std_msgs::msg::Int32<text:span text:style-name="T14">&gt;</text:span>::SharedPtr publisher_;</text:p>
      <text:p text:style-name="P11">size_t count_;</text:p>
      <text:p text:style-name="P38">Finally, create a SimplePublisher object on the main function, and make it spin until somebody terminates the program (Ctrl+C).</text:p>
      <text:p text:style-name="P28">In [ ]:</text:p>
      <text:p text:style-name="P8"><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20">rclcpp::spin(std::make_shared</text:span><text:span text:style-name="T15">&lt;</text:span><text:span text:style-name="T20">SimplePublisher</text:span><text:span text:style-name="T15">&gt;</text:span><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38">And that is it! Now, it is up to you to decide which method you will use for creating your ROS2 programs!</text:p>
      <text:h text:style-name="P3" text:outline-level="2"><text:soft-page-break/><text:span text:style-name="T1">3.3</text:span>   Messages (interfaces)</text:h>
      <text:p text:style-name="P29"><text:span text:style-name="T6">Topics handle information through messages (interfaces). There are different types of messages. In ROS1, you know this as messages. However, in ROS2, these messages are known as </text:span><text:span text:style-name="Strong_20_Emphasis"><text:span text:style-name="T7">interfaces</text:span></text:span><text:span text:style-name="T6">.</text:span></text:p>
      <text:p text:style-name="P29"><text:span text:style-name="T6">In the case of the code you executed, the interface type was </text:span><text:span text:style-name="Strong_20_Emphasis"><text:span text:style-name="T7">std_msgs/Int32</text:span></text:span><text:span text:style-name="T6">, but ROS2 provides different interfaces. You can even create your own interfaces, but it is recommended to use ROS default2 interfaces when possible.</text:span></text:p>
      <text:p text:style-name="P29"><text:span text:style-name="T6">Interfaces for topics are defined in </text:span><text:span text:style-name="Strong_20_Emphasis"><text:span text:style-name="T7">.msg</text:span></text:span><text:span text:style-name="T6"> files, which are located inside a </text:span><text:span text:style-name="Strong_20_Emphasis"><text:span text:style-name="T7">msg</text:span></text:span><text:span text:style-name="T6"> directory of a package.</text:span></text:p>
      <text:p text:style-name="P38">To <text:span text:style-name="T4">get information about an interface,</text:span> use the following command:</text:p>
      <text:p text:style-name="P28">In [ ]:</text:p>
      <text:p text:style-name="P8">ros2 interface show <text:span text:style-name="T14">&lt;</text:span>message<text:span text:style-name="T14">&gt;</text:span></text:p>
      <text:section text:style-name="Sect2" text:name="Section2">
        <text:p text:style-name="P21"><text:bookmark text:name="ex-4-21"/>- Example 3.1 -</text:p>
      </text:section>
      <text:p text:style-name="P38">For example, try to get information about the std_msgs/Int32 message. Type the following command and check the output.</text:p>
      <text:p text:style-name="P47">   <text:span text:style-name="T5">Execute in Shell #1</text:span></text:p>
      <text:p text:style-name="P28">In [ ]:</text:p>
      <text:p text:style-name="P8">ros2 interface show std_msgs<text:span text:style-name="T14">/</text:span>msg<text:span text:style-name="T14">/</text:span>Int32</text:p>
      <text:p text:style-name="P47">  <text:span text:style-name="T5">Shell #1 Output</text:span></text:p>
      <text:p text:style-name="P15"># This was originally provided as an example message.</text:p>
      <text:p text:style-name="P15"># It is deprecated as of Foxy</text:p>
      <text:p text:style-name="P15"># It is recommended to create your own semantically meaningful message.</text:p>
      <text:p text:style-name="P15"># However if you would like to continue using this please use the equivalent in example_msgs.</text:p>
      <text:p text:style-name="P16"/>
      <text:p text:style-name="P10">int32 data</text:p>
      <text:p text:style-name="P29"><text:span text:style-name="T6">In this case, the </text:span><text:span text:style-name="Strong_20_Emphasis"><text:span text:style-name="T7">Int32</text:span></text:span><text:span text:style-name="T6"> interface has only one variable of type </text:span><text:span text:style-name="Strong_20_Emphasis"><text:span text:style-name="T7">int32</text:span></text:span><text:span text:style-name="T6">, named </text:span><text:span text:style-name="Strong_20_Emphasis"><text:span text:style-name="T7">data</text:span></text:span><text:span text:style-name="T6">. This Int32 interface comes from the package std_msgs, which you can find in its </text:span><text:span text:style-name="Strong_20_Emphasis"><text:span text:style-name="T7">msg</text:span></text:span><text:span text:style-name="T6"> directory.</text:span></text:p>
      <text:p text:style-name="P38">Do not worry about the comments saying this message is deprecated, since this is an example.</text:p>
      <text:section text:style-name="Sect2" text:name="Section3">
        <text:p text:style-name="P21"><text:bookmark text:name="ex-4-22"/>- End of Example 3.1 -</text:p>
      </text:section>
      <text:p text:style-name="P38">Now, you are ready to create your own Publisher and make the robot move. So, go for it!</text:p>
      <text:section text:style-name="Sect1" text:name="Section4">
        <text:p text:style-name="P21"><text:bookmark text:name="ex-4-23"/>- Exercise 3.2 -</text:p>
      </text:section>
      <text:list xml:id="list2663511587" text:style-name="L6">
        <text:list-item>
          <text:p text:style-name="P32"><text:span text:style-name="T6">Inside the </text:span><text:span text:style-name="Strong_20_Emphasis"><text:span text:style-name="Source_20_Text"><text:span text:style-name="T12">topic_publisher_pkg</text:span></text:span></text:span><text:span text:style-name="T6">, create a new C++ script named </text:span><text:span text:style-name="Strong_20_Emphasis"><text:span text:style-name="Source_20_Text"><text:span text:style-name="T12">move_robot.cpp</text:span></text:span></text:span><text:span text:style-name="T6">.</text:span></text:p>
        </text:list-item>
        <text:list-item>
          <text:p text:style-name="P32"><text:span text:style-name="T6">Inside the new script, create a Publisher node that publishes data to the </text:span><text:span text:style-name="Strong_20_Emphasis"><text:span text:style-name="Source_20_Text"><text:span text:style-name="T12">/cmd_vel</text:span></text:span></text:span><text:span text:style-name="T6"> Topic to move the robot in circles.</text:span></text:p>
        </text:list-item>
        <text:list-item>
          <text:p text:style-name="P32"><text:span text:style-name="T6">Create a launch file named </text:span><text:span text:style-name="Strong_20_Emphasis"><text:span text:style-name="Source_20_Text"><text:span text:style-name="T12">move_robot.launch.py</text:span></text:span></text:span><text:span text:style-name="T6"> that starts your new Publisher node.</text:span></text:p>
        </text:list-item>
        <text:list-item>
          <text:p text:style-name="P41">Compile your package again.</text:p>
        </text:list-item>
        <text:list-item>
          <text:p text:style-name="P41">Launch the program and check that the robot moves correctly.</text:p>
        </text:list-item>
      </text:list>
      <text:p text:style-name="P38"><text:soft-page-break/>The resulting motion should be something like this:</text:p>
      <text:p text:style-name="P46"><draw:frame draw:style-name="fr2" draw:name="Image1" text:anchor-type="as-char" svg:width="6.25in" svg:height="0.3929in" draw:z-index="0"><draw:image xlink:href="https://s3.eu-west-1.amazonaws.com/notebooks.ws/basic_ros2_cpp_galactic/img/neo-circle.gif" xlink:type="simple" xlink:show="embed" xlink:actuate="onLoad"/></draw:frame></text:p>
      <text:section text:style-name="Sect1" text:name="Section5">
        <text:p text:style-name="P21"><text:bookmark text:name="ex-4-24"/>- End of Exercise 3.2 -</text:p>
      </text:section>
      <text:p text:style-name="P18">- Notes for Exercise 3.2 -</text:p>
      <text:list xml:id="list4012187896" text:style-name="L7">
        <text:list-item>
          <text:p text:style-name="P33"><text:span text:style-name="T6">The </text:span><text:span text:style-name="Strong_20_Emphasis"><text:span text:style-name="Source_20_Text"><text:span text:style-name="T12">/cmd_vel</text:span></text:span></text:span><text:span text:style-name="T6"> Topic is the Topic used to move the robot.</text:span></text:p>
        </text:list-item>
        <text:list-item>
          <text:p text:style-name="P33"><text:span text:style-name="T6">The type of message used by the /cmd_vel Topic is </text:span><text:span text:style-name="Strong_20_Emphasis"><text:span text:style-name="T7">geometry_msgs/Twist</text:span></text:span><text:span text:style-name="T6">.</text:span></text:p>
        </text:list-item>
        <text:list-item>
          <text:p text:style-name="P33"><text:span text:style-name="T6">To know the structure of the Twist messages, use the </text:span><text:span text:style-name="Strong_20_Emphasis"><text:span text:style-name="T7">ros2 interface show</text:span></text:span><text:span text:style-name="T6"> command.</text:span></text:p>
        </text:list-item>
        <text:list-item>
          <text:p text:style-name="P33"><text:span text:style-name="T6">In this case, the robot uses a differential drive plugin to move. The robot can only move linearly on the </text:span><text:span text:style-name="Strong_20_Emphasis"><text:span text:style-name="Source_20_Text"><text:span text:style-name="T12">X</text:span></text:span></text:span><text:span text:style-name="T6">-axis, or rotationally on the angular </text:span><text:span text:style-name="Strong_20_Emphasis"><text:span text:style-name="Source_20_Text"><text:span text:style-name="T12">Z</text:span></text:span></text:span><text:span text:style-name="Strong_20_Emphasis"><text:span text:style-name="T7">-</text:span></text:span><text:span text:style-name="T6"> axis. This means that the values you need to fill in the Twist message are the linear </text:span><text:span text:style-name="Strong_20_Emphasis"><text:span text:style-name="Source_20_Text"><text:span text:style-name="T12">X</text:span></text:span></text:span><text:span text:style-name="T6">-and the angular </text:span><text:span text:style-name="Strong_20_Emphasis"><text:span text:style-name="Source_20_Text"><text:span text:style-name="T12">Z</text:span></text:span></text:span><text:span text:style-name="T6">.</text:span></text:p>
        </text:list-item>
      </text:list>
      <text:p text:style-name="P46"><draw:frame draw:style-name="fr2" draw:name="Image2" text:anchor-type="as-char" svg:width="1.0417in" svg:height="0.3929in" draw:z-index="1"><draw:image xlink:href="https://s3.eu-west-1.amazonaws.com/notebooks.ws/basic_ros2_cpp_galactic/img/xyz.jpg" xlink:type="simple" xlink:show="embed" xlink:actuate="onLoad"/></draw:frame></text:p>
      <text:list xml:id="list3032086516" text:style-name="L8">
        <text:list-item>
          <text:p text:style-name="P42">The magnitudes of the Twist message are in m/s, so it is recommended to use values between 0 and 1. For example, 0.5 m/s.</text:p>
        </text:list-item>
        <text:list-item>
          <text:p text:style-name="P34"><text:span text:style-name="T6">To use the Twist message, include the geometry_msgs package in your </text:span><text:span text:style-name="Strong_20_Emphasis"><text:span text:style-name="T7">CMakeLists.txt</text:span></text:span><text:span text:style-name="T6"> file. Here you can see how to do it:</text:span></text:p>
        </text:list-item>
      </text:list>
      <text:p text:style-name="P28">In [ ]:</text:p>
      <text:p text:style-name="P8">find_package(geometry_msgs REQUIRED)</text:p>
      <text:p text:style-name="P28">In [ ]:</text:p>
      <text:p text:style-name="P8">ament_target_dependencies(simple_publisher_node rclcpp std_msgs geometry_msgs)</text:p>
      <text:p text:style-name="P23">- End of Notes -</text:p>
      <text:p text:style-name="P19">- Solutions for Exercise 3.2 -</text:p>
      <text:p text:style-name="P46"><draw:frame draw:style-name="fr2" draw:name="Image3" text:anchor-type="as-char" svg:width="0.7862in" svg:height="0.3929in" draw:z-index="2"><draw:image xlink:href="https://s3.eu-west-1.amazonaws.com/notebooks.ws/basic_ros2_cpp_galactic/img/TC-logo-blue.png" xlink:type="simple" xlink:show="embed" xlink:actuate="onLoad"/></draw:frame></text:p>
      <text:p text:style-name="P38">Please try to do it yourself unless you get stuck or need some inspiration. You will learn much more if you fight through each exercise.</text:p>
      <text:p text:style-name="P47">   <text:span text:style-name="T5">move_robot.cpp</text:span></text:p>
      <text:p text:style-name="P28">In [ ]:</text:p>
      <text:p text:style-name="P9">#include "rclcpp/rclcpp.hpp"</text:p>
      <text:p text:style-name="P14">#include "geometry_msgs/msg/twist.hpp"</text:p>
      <text:p text:style-name="P14">#include &lt;chrono&gt;</text:p>
      <text:p text:style-name="P13"/>
      <text:p text:style-name="P11">using namespace std::chrono_literals;</text:p>
      <text:p text:style-name="P13"/>
      <text:p text:style-name="P11"><text:span text:style-name="T19">class</text:span> <text:span text:style-name="T26">MoveRobot</text:span> : public rclcpp::Node</text:p>
      <text:p text:style-name="P11">{</text:p>
      <text:p text:style-name="P11">public:</text:p>
      <text:p text:style-name="P12"><text:s text:c="2"/><text:span text:style-name="T20">MoveRobot()</text:span></text:p>
      <text:p text:style-name="P12"><text:s text:c="2"/><text:span text:style-name="T20">: Node(</text:span><text:span text:style-name="T24">"move_robot"</text:span><text:span text:style-name="T20">)</text:span></text:p>
      <text:p text:style-name="P12"><text:s text:c="2"/><text:span text:style-name="T20">{</text:span></text:p>
      <text:p text:style-name="P12"><text:s text:c="4"/><text:span text:style-name="T20">publisher_ </text:span><text:span text:style-name="T15">=</text:span><text:span text:style-name="T20"> this</text:span><text:span text:style-name="T15">-&gt;</text:span><text:span text:style-name="T20">create_publisher</text:span><text:span text:style-name="T15">&lt;</text:span><text:span text:style-name="T20">geometry_msgs::msg::Twist</text:span><text:span text:style-name="T15">&gt;</text:span><text:span text:style-name="T20">(</text:span><text:span text:style-name="T24">"cmd_vel"</text:span><text:span text:style-name="T20">, </text:span><text:span text:style-name="T15">10</text:span><text:span text:style-name="T20">);</text:span></text:p>
      <text:p text:style-name="P12"><text:s text:c="4"/><text:span text:style-name="T20">timer_ </text:span><text:span text:style-name="T15">=</text:span><text:span text:style-name="T20"> this</text:span><text:span text:style-name="T15">-&gt;</text:span><text:span text:style-name="T20">create_wall_timer(</text:span></text:p>
      <text:p text:style-name="P12"><text:soft-page-break/><text:s text:c="6"/><text:span text:style-name="T15">500</text:span><text:span text:style-name="T20">ms, std::bind(</text:span><text:span text:style-name="T15">&amp;</text:span><text:span text:style-name="T20">MoveRobot::timer_callback, this));</text:span></text:p>
      <text:p text:style-name="P12"><text:s text:c="2"/><text:span text:style-name="T20">}</text:span></text:p>
      <text:p text:style-name="P13"/>
      <text:p text:style-name="P11">private:</text:p>
      <text:p text:style-name="P12"><text:s text:c="2"/><text:span text:style-name="T20">void timer_callback()</text:span></text:p>
      <text:p text:style-name="P12"><text:s text:c="2"/><text:span text:style-name="T20">{</text:span></text:p>
      <text:p text:style-name="P12"><text:s text:c="4"/><text:span text:style-name="T20">auto message </text:span><text:span text:style-name="T15">=</text:span><text:span text:style-name="T20"> geometry_msgs::msg::Twist();</text:span></text:p>
      <text:p text:style-name="P12"><text:s text:c="4"/><text:span text:style-name="T20">message</text:span><text:span text:style-name="T15">.</text:span><text:span text:style-name="T20">linear</text:span><text:span text:style-name="T15">.</text:span><text:span text:style-name="T20">x </text:span><text:span text:style-name="T15">=</text:span><text:span text:style-name="T20"> </text:span><text:span text:style-name="T15">0.2</text:span><text:span text:style-name="T20">;</text:span></text:p>
      <text:p text:style-name="P12"><text:s text:c="4"/><text:span text:style-name="T20">message</text:span><text:span text:style-name="T15">.</text:span><text:span text:style-name="T20">angular</text:span><text:span text:style-name="T15">.</text:span><text:span text:style-name="T20">z </text:span><text:span text:style-name="T15">=</text:span><text:span text:style-name="T20"> </text:span><text:span text:style-name="T15">0.2</text:span><text:span text:style-name="T20">;</text:span></text:p>
      <text:p text:style-name="P12"><text:s text:c="4"/><text:span text:style-name="T20">publisher_</text:span><text:span text:style-name="T15">-&gt;</text:span><text:span text:style-name="T20">publish(message);</text:span></text:p>
      <text:p text:style-name="P12"><text:s text:c="2"/><text:span text:style-name="T20">}</text:span></text:p>
      <text:p text:style-name="P12"><text:s text:c="2"/><text:span text:style-name="T20">rclcpp::TimerBase::SharedPtr timer_;</text:span></text:p>
      <text:p text:style-name="P12"><text:s text:c="2"/><text:span text:style-name="T20">rclcpp::Publisher</text:span><text:span text:style-name="T15">&lt;</text:span><text:span text:style-name="T20">geometry_msgs::msg::Twist</text:span><text:span text:style-name="T15">&gt;</text:span><text:span text:style-name="T20">::SharedPtr publisher_;</text:span></text:p>
      <text:p text:style-name="P13"/>
      <text:p text:style-name="P11">};</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20">rclcpp::spin(std::make_shared</text:span><text:span text:style-name="T15">&lt;</text:span><text:span text:style-name="T20">MoveRobot</text:span><text:span text:style-name="T15">&gt;</text:span><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47">   <text:span text:style-name="T5">move_robot.launch.py</text:span></text:p>
      <text:p text:style-name="P28">In [ ]:</text:p>
      <text:p text:style-name="P8"><text:span text:style-name="T19">from</text:span> <text:span text:style-name="T26">launch</text:span> <text:span text:style-name="T19">import</text:span> LaunchDescription</text:p>
      <text:p text:style-name="P11"><text:span text:style-name="T19">from</text:span> <text:span text:style-name="T26">launch_ros.actions</text:span> <text:span text:style-name="T19">import</text:span> Node</text:p>
      <text:p text:style-name="P13"/>
      <text:p text:style-name="P11"><text:span text:style-name="T19">def</text:span> <text:span text:style-name="T25">generate_launch_description</text:span>():</text:p>
      <text:p text:style-name="P12"><text:s text:c="4"/><text:span text:style-name="T18">return</text:span><text:span text:style-name="T20"> LaunchDescription([</text:span></text:p>
      <text:p text:style-name="P12"><text:s text:c="8"/><text:span text:style-name="T20">Node(</text:span></text:p>
      <text:p text:style-name="P12"><text:s text:c="12"/><text:span text:style-name="T20">package</text:span><text:span text:style-name="T15">=</text:span><text:span text:style-name="T24">'topic_publisher_pkg'</text:span><text:span text:style-name="T20">,</text:span></text:p>
      <text:p text:style-name="P12"><text:s text:c="12"/><text:span text:style-name="T20">executable</text:span><text:span text:style-name="T15">=</text:span><text:span text:style-name="T24">'move_robot_node'</text:span><text:span text:style-name="T20">,</text:span></text:p>
      <text:p text:style-name="P12"><text:s text:c="12"/><text:span text:style-name="T20">output</text:span><text:span text:style-name="T15">=</text:span><text:span text:style-name="T24">'screen'</text:span><text:span text:style-name="T20">),</text:span></text:p>
      <text:p text:style-name="P12"><text:s text:c="4"/><text:span text:style-name="T20">])</text:span></text:p>
      <text:p text:style-name="P24">- End of Solutions -</text:p>
      <text:p text:style-name="P18">- Notes -</text:p>
      <text:p text:style-name="P38">You will notice that despite stopping the command, the robot still moves. To stop the robot, use the following command:</text:p>
      <text:p text:style-name="P47">   <text:span text:style-name="T5">Execute in Shell #1</text:span></text:p>
      <text:p text:style-name="P28">In [ ]:</text:p>
      <text:p text:style-name="P8">ros2 topic pub <text:span text:style-name="T14">--</text:span>once <text:span text:style-name="T14">/</text:span>cmd_vel geometry_msgs<text:span text:style-name="T14">/</text:span>msg<text:span text:style-name="T14">/</text:span>Twist <text:span text:style-name="T23">"{linear: {x: 0.0, y: 0.0, z: 0.0}, angular: {x: 0.0, y: 0.0, z: 0.0}}"</text:span></text:p>
      <text:p text:style-name="P29"><text:span text:style-name="T6">Also, for testing purposes, remember that you can send the robot back to its initial position by clicking on the </text:span><text:span text:style-name="Strong_20_Emphasis"><text:span text:style-name="Source_20_Text"><text:span text:style-name="T12">Reset the simulation</text:span></text:span></text:span><text:span text:style-name="T6"> button:</text:span></text:p>
      <text:p text:style-name="P46"><draw:frame draw:style-name="fr2" draw:name="Image4" text:anchor-type="as-char" svg:width="1.0417in" svg:height="0.3929in" draw:z-index="3"><draw:image xlink:href="https://s3.eu-west-1.amazonaws.com/notebooks.ws/basic_ros2_cpp_galactic/img/reset_sim.png" xlink:type="simple" xlink:show="embed" xlink:actuate="onLoad"/></draw:frame></text:p>
      <text:p text:style-name="P18">- End of Notes -</text:p>
      <text:h text:style-name="P3" text:outline-level="2"><text:span text:style-name="T1">3.4</text:span>   Topic Subscribers</text:h>
      <text:p text:style-name="P38">You have learned that a Topic is a channel where nodes can write or read information. You have also seen that you can write into a Topic using a Publisher, so you may think that there should also be a similar tool to read <text:soft-page-break/>information from a Topic. And you are right! That is called a Subscriber. <text:span text:style-name="T4">A Subscriber is a node that reads information from a Topic</text:span>. Execute the next code:</text:p>
      <text:section text:style-name="Sect1" text:name="ex-4-1">
        <text:p text:style-name="P21">- Exercise 3.3 -</text:p>
      </text:section>
      <text:list xml:id="list3935776031" text:style-name="L9">
        <text:list-item>
          <text:p text:style-name="P35"><text:span text:style-name="T6">Create a new package named </text:span><text:span text:style-name="Strong_20_Emphasis"><text:span text:style-name="Source_20_Text"><text:span text:style-name="T12">topic_subscriber_pkg</text:span></text:span></text:span><text:span text:style-name="T6">. When creating the package, add </text:span><text:span text:style-name="Strong_20_Emphasis"><text:span text:style-name="T7">rclcpp</text:span></text:span><text:span text:style-name="T6"> and </text:span><text:span text:style-name="Strong_20_Emphasis"><text:span text:style-name="T7">std_msgs</text:span></text:span><text:span text:style-name="T6"> as dependencies.</text:span></text:p>
        </text:list-item>
        <text:list-item>
          <text:p text:style-name="P35"><text:span text:style-name="T6">Inside the src folder of the package, create a new file named </text:span><text:span text:style-name="Strong_20_Emphasis"><text:span text:style-name="Source_20_Text"><text:span text:style-name="T12">simple_topic_subscriber.cpp</text:span></text:span></text:span><text:span text:style-name="T6">. Inside this file, copy the contents of </text:span><text:a xlink:type="simple" xlink:href="https://s3.eu-west-1.amazonaws.com/notebooks.ws/basic_ros2_cpp_galactic/basicROS2Cpp_unit2_topics_new_Humble_MasterClass.html?AWSAccessKeyId=AKIAJLU2ZOTUFJRMDOAA&amp;Signature=MaiDguxFn5KehnLB3tP6Pv62igU%3D&amp;Expires=1707306798#prg-2-2" text:style-name="Internet_20_link" text:visited-style-name="Visited_20_Internet_20_Link"><text:span text:style-name="T2">simple_topic_subscriber.cpp</text:span></text:a><text:span text:style-name="T6">.</text:span></text:p>
        </text:list-item>
        <text:list-item>
          <text:p text:style-name="P35"><text:span text:style-name="T6">Create a launch file to launch this code, </text:span><text:span text:style-name="Strong_20_Emphasis"><text:span text:style-name="Source_20_Text"><text:span text:style-name="T12">simple_topic_subscriber.launch.py</text:span></text:span></text:span><text:span text:style-name="T6">.</text:span></text:p>
        </text:list-item>
        <text:list-item>
          <text:p text:style-name="P35"><text:span text:style-name="T6">Do the necessary modifications to your </text:span><text:span text:style-name="Strong_20_Emphasis"><text:span text:style-name="T7">CMakeLists.txt</text:span></text:span><text:span text:style-name="T6"> file, and compile the package.</text:span></text:p>
        </text:list-item>
        <text:list-item>
          <text:p text:style-name="P43">Execute the launch file to run your executable.</text:p>
        </text:list-item>
      </text:list>
      <text:p text:style-name="P25">- End of Exercise 3.3 -</text:p>
      <text:p text:style-name="P18">- Notes for Exercise 3.3 -</text:p>
      <text:list xml:id="list3192958734" text:style-name="L10">
        <text:list-item>
          <text:p text:style-name="P59"><text:span text:style-name="T11">Remember, to create a package with </text:span><text:span text:style-name="Strong_20_Emphasis"><text:span text:style-name="T10">rclcpp</text:span></text:span><text:span text:style-name="T11"> and </text:span><text:span text:style-name="Strong_20_Emphasis"><text:span text:style-name="T10">std_msgs</text:span></text:span><text:span text:style-name="T11"> as dependencies. You should use a command like the one below:</text:span></text:p>
        </text:list-item>
      </text:list>
      <text:p text:style-name="P47">   <text:span text:style-name="T5">Execute in Shell #1</text:span></text:p>
      <text:p text:style-name="P28">In [ ]:</text:p>
      <text:p text:style-name="P8">ros2 pkg create topic_subscriber_pkg <text:span text:style-name="T14">--</text:span>build<text:span text:style-name="T14">-</text:span><text:span text:style-name="T16">type</text:span> ament_cmake <text:span text:style-name="T14">--</text:span>dependencies rclcpp std_msgs</text:p>
      <text:p text:style-name="P29"><text:span text:style-name="T6">2.- The lines to add to the </text:span><text:span text:style-name="Strong_20_Emphasis"><text:span text:style-name="T7">CMakeLists.txt</text:span></text:span><text:span text:style-name="T6"> file could be something like this:</text:span></text:p>
      <text:p text:style-name="P47">   <text:span text:style-name="T5">Add to CMakeLists.txt</text:span></text:p>
      <text:p text:style-name="P28">In [ ]:</text:p>
      <text:p text:style-name="P8">add_executable(simple_subscriber_node src<text:span text:style-name="T14">/</text:span>simple_topic_subscriber<text:span text:style-name="T14">.</text:span>cpp)</text:p>
      <text:p text:style-name="P11">ament_target_dependencies(simple_subscriber_node rclcpp std_msgs)</text:p>
      <text:p text:style-name="P13"/>
      <text:p text:style-name="P11">install(TARGETS</text:p>
      <text:p text:style-name="P12"><text:s text:c="3"/><text:span text:style-name="T20">simple_subscriber_node</text:span></text:p>
      <text:p text:style-name="P12"><text:s text:c="3"/><text:span text:style-name="T20">DESTINATION lib</text:span><text:span text:style-name="T15">/</text:span><text:span text:style-name="T21">$</text:span><text:span text:style-name="T20">{PROJECT_NAME}</text:span></text:p>
      <text:p text:style-name="P12"><text:s/><text:span text:style-name="T20">)</text:span></text:p>
      <text:p text:style-name="P13"/>
      <text:p text:style-name="P14"># Install launch files.</text:p>
      <text:p text:style-name="P11">install(DIRECTORY</text:p>
      <text:p text:style-name="P12"><text:s text:c="2"/><text:span text:style-name="T20">launch</text:span></text:p>
      <text:p text:style-name="P12"><text:s text:c="2"/><text:span text:style-name="T20">DESTINATION share</text:span><text:span text:style-name="T15">/</text:span><text:span text:style-name="T21">$</text:span><text:span text:style-name="T20">{PROJECT_NAME}</text:span><text:span text:style-name="T15">/</text:span></text:p>
      <text:p text:style-name="P11">)</text:p>
      <text:p text:style-name="P38">The C++ script is something like this:</text:p>
      <text:p text:style-name="P47"><text:bookmark text:name="prg-2-2"/>   <text:span text:style-name="T5">simple_topic_subscriber.cpp</text:span></text:p>
      <text:p text:style-name="P28">In [ ]:</text:p>
      <text:p text:style-name="P9">#include "rclcpp/rclcpp.hpp"</text:p>
      <text:p text:style-name="P14">#include "std_msgs/msg/int32.hpp"</text:p>
      <text:p text:style-name="P11">using std::placeholders::_1;</text:p>
      <text:p text:style-name="P13"/>
      <text:p text:style-name="P11"><text:span text:style-name="T19">class</text:span> <text:span text:style-name="T26">SimpleSubscriber</text:span> : public rclcpp::Node</text:p>
      <text:p text:style-name="P11">{</text:p>
      <text:p text:style-name="P11">public:</text:p>
      <text:p text:style-name="P12"><text:soft-page-break/><text:s text:c="2"/><text:span text:style-name="T20">SimpleSubscriber()</text:span></text:p>
      <text:p text:style-name="P12"><text:s text:c="2"/><text:span text:style-name="T20">: Node(</text:span><text:span text:style-name="T24">"simple_subscriber"</text:span><text:span text:style-name="T20">)</text:span></text:p>
      <text:p text:style-name="P12"><text:s text:c="2"/><text:span text:style-name="T20">{</text:span></text:p>
      <text:p text:style-name="P12"><text:s text:c="4"/><text:span text:style-name="T20">subscription_ </text:span><text:span text:style-name="T15">=</text:span><text:span text:style-name="T20"> this</text:span><text:span text:style-name="T15">-&gt;</text:span><text:span text:style-name="T20">create_subscription</text:span><text:span text:style-name="T15">&lt;</text:span><text:span text:style-name="T20">std_msgs::msg::Int32</text:span><text:span text:style-name="T15">&gt;</text:span><text:span text:style-name="T20">(</text:span></text:p>
      <text:p text:style-name="P12"><text:s text:c="6"/><text:span text:style-name="T24">"counter"</text:span><text:span text:style-name="T20">, </text:span><text:span text:style-name="T15">10</text:span><text:span text:style-name="T20">, std::bind(</text:span><text:span text:style-name="T15">&amp;</text:span><text:span text:style-name="T20">SimpleSubscriber::topic_callback, this, _1));</text:span></text:p>
      <text:p text:style-name="P12"><text:s text:c="2"/><text:span text:style-name="T20">}</text:span></text:p>
      <text:p text:style-name="P13"/>
      <text:p text:style-name="P11">private:</text:p>
      <text:p text:style-name="P12"><text:s text:c="2"/><text:span text:style-name="T20">void topic_callback(const std_msgs::msg::Int32::SharedPtr msg)</text:span></text:p>
      <text:p text:style-name="P12"><text:s text:c="2"/><text:span text:style-name="T20">{</text:span></text:p>
      <text:p text:style-name="P12"><text:s text:c="4"/><text:span text:style-name="T20">RCLCPP_INFO(this</text:span><text:span text:style-name="T15">-&gt;</text:span><text:span text:style-name="T20">get_logger(), </text:span><text:span text:style-name="T24">"I heard: '</text:span><text:span text:style-name="T31">%d</text:span><text:span text:style-name="T24">'"</text:span><text:span text:style-name="T20">, msg</text:span><text:span text:style-name="T15">-&gt;</text:span><text:span text:style-name="T20">data);</text:span></text:p>
      <text:p text:style-name="P12"><text:s text:c="2"/><text:span text:style-name="T20">}</text:span></text:p>
      <text:p text:style-name="P12"><text:s text:c="2"/><text:span text:style-name="T20">rclcpp::Subscription</text:span><text:span text:style-name="T15">&lt;</text:span><text:span text:style-name="T20">std_msgs::msg::Int32</text:span><text:span text:style-name="T15">&gt;</text:span><text:span text:style-name="T20">::SharedPtr subscription_;</text:span></text:p>
      <text:p text:style-name="P11">};</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20">rclcpp::spin(std::make_shared</text:span><text:span text:style-name="T15">&lt;</text:span><text:span text:style-name="T20">SimpleSubscriber</text:span><text:span text:style-name="T15">&gt;</text:span><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38">And the launch file:</text:p>
      <text:p text:style-name="P47">   <text:span text:style-name="T5">simple_topic_subscriber.launch.py</text:span></text:p>
      <text:p text:style-name="P28">In [ ]:</text:p>
      <text:p text:style-name="P8"><text:span text:style-name="T19">from</text:span> <text:span text:style-name="T26">launch</text:span> <text:span text:style-name="T19">import</text:span> LaunchDescription</text:p>
      <text:p text:style-name="P11"><text:span text:style-name="T19">from</text:span> <text:span text:style-name="T26">launch_ros.actions</text:span> <text:span text:style-name="T19">import</text:span> Node</text:p>
      <text:p text:style-name="P13"/>
      <text:p text:style-name="P11"><text:span text:style-name="T19">def</text:span> <text:span text:style-name="T25">generate_launch_description</text:span>():</text:p>
      <text:p text:style-name="P12"><text:s text:c="4"/><text:span text:style-name="T18">return</text:span><text:span text:style-name="T20"> LaunchDescription([</text:span></text:p>
      <text:p text:style-name="P12"><text:s text:c="8"/><text:span text:style-name="T20">Node(</text:span></text:p>
      <text:p text:style-name="P12"><text:s text:c="12"/><text:span text:style-name="T20">package</text:span><text:span text:style-name="T15">=</text:span><text:span text:style-name="T24">'topic_subscriber_pkg'</text:span><text:span text:style-name="T20">,</text:span></text:p>
      <text:p text:style-name="P12"><text:s text:c="12"/><text:span text:style-name="T20">executable</text:span><text:span text:style-name="T15">=</text:span><text:span text:style-name="T24">'simple_subscriber_node'</text:span><text:span text:style-name="T20">,</text:span></text:p>
      <text:p text:style-name="P12"><text:s text:c="12"/><text:span text:style-name="T20">output</text:span><text:span text:style-name="T15">=</text:span><text:span text:style-name="T24">'screen'</text:span><text:span text:style-name="T20">),</text:span></text:p>
      <text:p text:style-name="P12"><text:s text:c="4"/><text:span text:style-name="T20">])</text:span></text:p>
      <text:p text:style-name="P38">Compile your package:</text:p>
      <text:p text:style-name="P47">   <text:span text:style-name="T5">Execute in Shell #1</text:span></text:p>
      <text:p text:style-name="P28">In [ ]:</text:p>
      <text:p text:style-name="P8">cd <text:span text:style-name="T14">~/</text:span>ros2_ws</text:p>
      <text:p text:style-name="P11">colcon build <text:span text:style-name="T14">--</text:span>packages<text:span text:style-name="T14">-</text:span>select topic_subscriber_pkg</text:p>
      <text:p text:style-name="P11">source install<text:span text:style-name="T14">/</text:span>setup<text:span text:style-name="T14">.</text:span>bash</text:p>
      <text:p text:style-name="P38">And run it with the following command:</text:p>
      <text:p text:style-name="P47">   <text:span text:style-name="T5">Execute in Shell #1</text:span></text:p>
      <text:p text:style-name="P28">In [ ]:</text:p>
      <text:p text:style-name="P8">ros2 launch topic_subscriber_pkg simple_topic_subscriber<text:span text:style-name="T14">.</text:span>launch<text:span text:style-name="T14">.</text:span>py</text:p>
      <text:p text:style-name="P18">- End of Notes -</text:p>
      <text:p text:style-name="P38">What is up? Did nothing happen again? Well, that is not true. Do some checks.</text:p>
      <text:p text:style-name="P38">Go to your web shell and type the following:</text:p>
      <text:p text:style-name="P47">   <text:span text:style-name="T5">Execute in Shell #2</text:span></text:p>
      <text:p text:style-name="P28">In [ ]:</text:p>
      <text:p text:style-name="P8">ros2 topic echo <text:span text:style-name="T14">/</text:span>counter</text:p>
      <text:p text:style-name="P29"><text:soft-page-break/><text:span text:style-name="T6">So, what happened? Nothing? What does this mean? This means that </text:span><text:span text:style-name="Strong_20_Emphasis"><text:span text:style-name="T7">nobody is publishing the /counter topic</text:span></text:span><text:span text:style-name="T6">, so there is no information to be read. Then, publish something on the Topic and see what happens. For that, introduce a new command:</text:span></text:p>
      <text:p text:style-name="P28">In [ ]:</text:p>
      <text:p text:style-name="P8">ros2 topic pub <text:span text:style-name="T14">&lt;</text:span>topic_name<text:span text:style-name="T14">&gt;</text:span> <text:span text:style-name="T14">&lt;</text:span>message_type<text:span text:style-name="T14">&gt;</text:span> <text:span text:style-name="T14">&lt;</text:span>value<text:span text:style-name="T14">&gt;</text:span></text:p>
      <text:p text:style-name="P38">This command will publish the message you specify with the value you specify, in the Topic you specify.</text:p>
      <text:p text:style-name="P29"><text:span text:style-name="T6">Open another web shell (leave the one with the </text:span><text:span text:style-name="Strong_20_Emphasis"><text:span text:style-name="T8">rostopic echo</text:span></text:span><text:span text:style-name="T6"> open) and type the following command:</text:span></text:p>
      <text:p text:style-name="P47">   <text:span text:style-name="T5">Execute in Shell #3</text:span></text:p>
      <text:p text:style-name="P28">In [ ]:</text:p>
      <text:p text:style-name="P8">ros2 topic pub <text:span text:style-name="T14">/</text:span>counter std_msgs<text:span text:style-name="T14">/</text:span>Int32 <text:span text:style-name="T23">"{data: '5'}"</text:span></text:p>
      <text:p text:style-name="P29"><text:span text:style-name="T6">Now, check the console's output where you did the </text:span><text:span text:style-name="Strong_20_Emphasis"><text:span text:style-name="T8">rostopic echo</text:span></text:span><text:span text:style-name="T6"> again. You should see something like this:</text:span></text:p>
      <text:p text:style-name="P47">   <text:span text:style-name="T5">Shell #2 Output</text:span></text:p>
      <text:p text:style-name="P15">user:~$ ros2 topic echo /counter</text:p>
      <text:p text:style-name="P15">data: 5</text:p>
      <text:p text:style-name="P16"/>
      <text:p text:style-name="P15">data: 5</text:p>
      <text:p text:style-name="P16"/>
      <text:p text:style-name="P15">data: 5</text:p>
      <text:p text:style-name="P16"/>
      <text:p text:style-name="P15">data: 5</text:p>
      <text:p text:style-name="P16"/>
      <text:p text:style-name="P10">data: 5</text:p>
      <text:p text:style-name="P38">This means that your Subscriber program has received the value you published (which prints the value on the screen).</text:p>
      <text:p text:style-name="P38">Now, check shell output where you executed your Subscriber code. You should see something like this:</text:p>
      <text:p text:style-name="P15">ros2 launch topic_subscriber_pkg simple_topic_subscriber.launch.py</text:p>
      <text:p text:style-name="P15">[INFO] [launch]: process[simple_subscriber_node-1]: started with pid [5900]</text:p>
      <text:p text:style-name="P15">[INFO] [simple_subscriber]: I heard: '5'</text:p>
      <text:p text:style-name="P15">[INFO] [simple_subscriber]: I heard: '5'</text:p>
      <text:p text:style-name="P15">[INFO] [simple_subscriber]: I heard: '5'</text:p>
      <text:p text:style-name="P15">[INFO] [simple_subscriber]: I heard: '5'</text:p>
      <text:p text:style-name="P15">[INFO] [simple_subscriber]: I heard: '5'</text:p>
      <text:p text:style-name="P15">[INFO] [simple_subscriber]: I heard: '5'</text:p>
      <text:p text:style-name="P10">[INFO] [simple_subscriber]: I heard: '5'</text:p>
      <text:p text:style-name="P38">Before explaining everything in more detail, explain the code you executed.</text:p>
      <text:p text:style-name="P28">In [ ]:</text:p>
      <text:p text:style-name="P9">#include "rclcpp/rclcpp.hpp"</text:p>
      <text:p text:style-name="P14">#include "std_msgs/msg/int32.hpp"</text:p>
      <text:p text:style-name="P11">using std::placeholders::_1;</text:p>
      <text:p text:style-name="P13"/>
      <text:p text:style-name="P11"><text:span text:style-name="T19">class</text:span> <text:span text:style-name="T26">SimpleSubscriber</text:span> : public rclcpp::Node</text:p>
      <text:p text:style-name="P11">{</text:p>
      <text:p text:style-name="P11">public:</text:p>
      <text:p text:style-name="P12"><text:s text:c="2"/><text:span text:style-name="T15">//</text:span><text:span text:style-name="T20"> Initiate a Node called </text:span><text:span text:style-name="T24">'simple_subscriber'</text:span></text:p>
      <text:p text:style-name="P12"><text:s text:c="2"/><text:span text:style-name="T20">SimpleSubscriber()</text:span></text:p>
      <text:p text:style-name="P12"><text:soft-page-break/><text:s text:c="2"/><text:span text:style-name="T20">: Node(</text:span><text:span text:style-name="T24">"simple_subscriber"</text:span><text:span text:style-name="T20">)</text:span></text:p>
      <text:p text:style-name="P12"><text:s text:c="2"/><text:span text:style-name="T20">{</text:span></text:p>
      <text:p text:style-name="P12"><text:s text:c="4"/><text:span text:style-name="T15">//</text:span><text:span text:style-name="T20"> Create a Subscriber </text:span><text:span text:style-name="T17">object</text:span><text:span text:style-name="T20"> that will listen to the </text:span><text:span text:style-name="T15">/</text:span><text:span text:style-name="T20">counter topic </text:span><text:span text:style-name="T30">and</text:span><text:span text:style-name="T20"> will call the </text:span><text:span text:style-name="T24">'topic_callback'</text:span><text:span text:style-name="T20"> function <text:s text:c="6"/></text:span><text:span text:style-name="T15">//</text:span><text:span text:style-name="T20"> each time it reads something </text:span><text:span text:style-name="T18">from</text:span><text:span text:style-name="T20"> </text:span><text:span text:style-name="T27">the</text:span><text:span text:style-name="T20"> topic</text:span></text:p>
      <text:p text:style-name="P12"><text:s text:c="4"/><text:span text:style-name="T20">subscription_ </text:span><text:span text:style-name="T15">=</text:span><text:span text:style-name="T20"> this</text:span><text:span text:style-name="T15">-&gt;</text:span><text:span text:style-name="T20">create_subscription</text:span><text:span text:style-name="T15">&lt;</text:span><text:span text:style-name="T20">std_msgs::msg::Int32</text:span><text:span text:style-name="T15">&gt;</text:span><text:span text:style-name="T20">(</text:span></text:p>
      <text:p text:style-name="P12"><text:s text:c="6"/><text:span text:style-name="T24">"counter"</text:span><text:span text:style-name="T20">, </text:span><text:span text:style-name="T15">10</text:span><text:span text:style-name="T20">, std::bind(</text:span><text:span text:style-name="T15">&amp;</text:span><text:span text:style-name="T20">SimpleSubscriber::topic_callback, this, _1));</text:span></text:p>
      <text:p text:style-name="P12"><text:s text:c="2"/><text:span text:style-name="T20">}</text:span></text:p>
      <text:p text:style-name="P13"/>
      <text:p text:style-name="P11">private:</text:p>
      <text:p text:style-name="P12"><text:s text:c="2"/><text:span text:style-name="T15">//</text:span><text:span text:style-name="T20"> Define a function called </text:span><text:span text:style-name="T24">'topic_callback'</text:span><text:span text:style-name="T20"> that receives a parameter named </text:span><text:span text:style-name="T24">'msg'</text:span><text:span text:style-name="T20"> </text:span></text:p>
      <text:p text:style-name="P12"><text:s text:c="2"/><text:span text:style-name="T20">void topic_callback(const std_msgs::msg::Int32::SharedPtr msg)</text:span></text:p>
      <text:p text:style-name="P12"><text:s text:c="2"/><text:span text:style-name="T20">{</text:span></text:p>
      <text:p text:style-name="P12"><text:s text:c="4"/><text:span text:style-name="T15">//</text:span><text:span text:style-name="T20"> Print the value </text:span><text:span text:style-name="T24">'data'</text:span><text:span text:style-name="T20"> inside the </text:span><text:span text:style-name="T24">'msg'</text:span><text:span text:style-name="T20"> parameter</text:span></text:p>
      <text:p text:style-name="P12"><text:s text:c="4"/><text:span text:style-name="T20">RCLCPP_INFO(this</text:span><text:span text:style-name="T15">-&gt;</text:span><text:span text:style-name="T20">get_logger(), </text:span><text:span text:style-name="T24">"I heard: '</text:span><text:span text:style-name="T31">%d</text:span><text:span text:style-name="T24">'"</text:span><text:span text:style-name="T20">, msg</text:span><text:span text:style-name="T15">-&gt;</text:span><text:span text:style-name="T20">data);</text:span></text:p>
      <text:p text:style-name="P12"><text:s text:c="2"/><text:span text:style-name="T20">}</text:span></text:p>
      <text:p text:style-name="P12"><text:s text:c="2"/><text:span text:style-name="T20">rclcpp::Subscription</text:span><text:span text:style-name="T15">&lt;</text:span><text:span text:style-name="T20">std_msgs::msg::Int32</text:span><text:span text:style-name="T15">&gt;</text:span><text:span text:style-name="T20">::SharedPtr subscription_;</text:span></text:p>
      <text:p text:style-name="P11">};</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15">//</text:span><text:span text:style-name="T20"> Create a loop that will keep the program </text:span><text:span text:style-name="T30">in</text:span><text:span text:style-name="T20"> execution</text:span></text:p>
      <text:p text:style-name="P12"><text:s text:c="2"/><text:span text:style-name="T20">rclcpp::spin(std::make_shared</text:span><text:span text:style-name="T15">&lt;</text:span><text:span text:style-name="T20">SimpleSubscriber</text:span><text:span text:style-name="T15">&gt;</text:span><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38">So, we will explain what has happened. You have created a Subscriber node that listens to the /counter topic, and each time it reads something, it calls a function that does a print of the msg. Initially, nothing happened since nobody was publishing into the /counter topic. However, when you executed the <text:span text:style-name="T28">ros2 topic pub</text:span> command, you published a message into the /counter Topic, so your Subscriber has printed that number. You could also see that message in the <text:span text:style-name="T28">ros2 topic echo</text:span> output. Now, everything makes sense, right?</text:p>
      <text:p text:style-name="P38">Now, do some exercises to put into practice what you have learned!</text:p>
      <text:section text:style-name="Sect1" text:name="Section6">
        <text:p text:style-name="P21"><text:bookmark text:name="ex-4-25"/>- Exercise 3.4 -</text:p>
      </text:section>
      <text:list xml:id="list750267590" text:style-name="L11">
        <text:list-item>
          <text:p text:style-name="P36"><text:span text:style-name="T6">Inside the </text:span><text:span text:style-name="Strong_20_Emphasis"><text:span text:style-name="Source_20_Text"><text:span text:style-name="T12">topic_subscriber_pkg</text:span></text:span></text:span><text:span text:style-name="T6">, create a new C++ script named </text:span><text:span text:style-name="Strong_20_Emphasis"><text:span text:style-name="Source_20_Text"><text:span text:style-name="T12">sub_odom.cpp</text:span></text:span></text:span><text:span text:style-name="T6">.</text:span></text:p>
        </text:list-item>
        <text:list-item>
          <text:p text:style-name="P44">Inside the new script, create a Subscriber node that subscribes and prints the odometry of the robot. In particular, it will print the value of the X position of the robot.</text:p>
        </text:list-item>
        <text:list-item>
          <text:p text:style-name="P36"><text:span text:style-name="T6">Create a launch file named </text:span><text:span text:style-name="Strong_20_Emphasis"><text:span text:style-name="Source_20_Text"><text:span text:style-name="T12">sub_odom.launch.py</text:span></text:span></text:span><text:span text:style-name="T6"> that starts your new Subscriber node.</text:span></text:p>
        </text:list-item>
        <text:list-item>
          <text:p text:style-name="P44">Compile your package again.</text:p>
        </text:list-item>
        <text:list-item>
          <text:p text:style-name="P44">Launch the program and check that you get the expected data.</text:p>
        </text:list-item>
      </text:list>
      <text:section text:style-name="Sect1" text:name="Section7">
        <text:p text:style-name="P21"><text:bookmark text:name="ex-4-26"/>- End of Exercise 3.4 -</text:p>
      </text:section>
      <text:p text:style-name="P18">- Notes for Exercise 3.4 -</text:p>
      <text:list xml:id="list3471989626" text:style-name="L12">
        <text:list-item>
          <text:p text:style-name="P60"><text:span text:style-name="T11">The odometry of the robot is published by the robot into the </text:span><text:span text:style-name="Strong_20_Emphasis"><text:span text:style-name="Source_20_Text"><text:span text:style-name="T12">/odom</text:span></text:span></text:span><text:span text:style-name="T11"> topic.</text:span></text:p>
        </text:list-item>
        <text:list-item>
          <text:p text:style-name="P60"><text:span text:style-name="T11">Figure out what message uses the </text:span><text:span text:style-name="Strong_20_Emphasis"><text:span text:style-name="Source_20_Text"><text:span text:style-name="T12">/odom</text:span></text:span></text:span><text:span text:style-name="T11"> topic, and the structure of this message.</text:span></text:p>
        </text:list-item>
        <text:list-item>
          <text:p text:style-name="P53"><text:soft-page-break/>Remember to compile your package again to update your executable.</text:p>
        </text:list-item>
      </text:list>
      <text:list xml:id="list11182840" text:style-name="L13">
        <text:list-item>
          <text:p text:style-name="P61"><text:span text:style-name="T11">In ROS2, the structure of the message is not directly shown with the </text:span><text:span text:style-name="Source_20_Text"><text:span text:style-name="T13">ros2 interface show</text:span></text:span><text:span text:style-name="T11"> command, which makes it trickier. However, you can see the full structure of the message by running the command </text:span><text:span text:style-name="Strong_20_Emphasis"><text:span text:style-name="Source_20_Text"><text:span text:style-name="T12">ros2 interface proto &lt;interface_type&gt;</text:span></text:span></text:span><text:span text:style-name="T11">. For instance:</text:span></text:p>
        </text:list-item>
      </text:list>
      <text:p text:style-name="P47">   <text:span text:style-name="T5">Execute in Shell</text:span></text:p>
      <text:p text:style-name="P28">In [ ]:</text:p>
      <text:p text:style-name="P8">ros2 interface proto nav_msgs<text:span text:style-name="T14">/</text:span>msg<text:span text:style-name="T14">/</text:span>Odometry</text:p>
      <text:p text:style-name="P47">   <text:span text:style-name="T5">Shell Output</text:span></text:p>
      <text:p text:style-name="P15">"header:</text:p>
      <text:p text:style-name="P15"><text:s text:c="2"/>stamp:</text:p>
      <text:p text:style-name="P15"><text:s text:c="4"/>sec: 0</text:p>
      <text:p text:style-name="P15"><text:s text:c="4"/>nanosec: 0</text:p>
      <text:p text:style-name="P15"><text:s text:c="2"/>frame_id: ''</text:p>
      <text:p text:style-name="P15">child_frame_id: ''</text:p>
      <text:p text:style-name="P15">pose:</text:p>
      <text:p text:style-name="P15"><text:s text:c="2"/>pose:</text:p>
      <text:p text:style-name="P15"><text:s text:c="4"/>position:</text:p>
      <text:p text:style-name="P15"><text:s text:c="6"/>x: 0.0</text:p>
      <text:p text:style-name="P15"><text:s text:c="6"/>y: 0.0</text:p>
      <text:p text:style-name="P15"><text:s text:c="6"/>z: 0.0</text:p>
      <text:p text:style-name="P15"><text:s text:c="4"/>orientation:</text:p>
      <text:p text:style-name="P15"><text:s text:c="6"/>x: 0.0</text:p>
      <text:p text:style-name="P15"><text:s text:c="6"/>y: 0.0</text:p>
      <text:p text:style-name="P15"><text:s text:c="6"/>z: 0.0</text:p>
      <text:p text:style-name="P15"><text:s text:c="6"/>w: 1.0</text:p>
      <text:p text:style-name="P15"><text:s text:c="2"/>covariance:</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oft-page-break/><text:s text:c="2"/>- 0.0</text:p>
      <text:p text:style-name="P15"><text:s text:c="2"/>- 0.0</text:p>
      <text:p text:style-name="P15"><text:s text:c="2"/>- 0.0</text:p>
      <text:p text:style-name="P15"><text:s text:c="2"/>- 0.0</text:p>
      <text:p text:style-name="P15">twist:</text:p>
      <text:p text:style-name="P15"><text:s text:c="2"/>twist:</text:p>
      <text:p text:style-name="P15"><text:s text:c="4"/>linear:</text:p>
      <text:p text:style-name="P15"><text:s text:c="6"/>x: 0.0</text:p>
      <text:p text:style-name="P15"><text:s text:c="6"/>y: 0.0</text:p>
      <text:p text:style-name="P15"><text:s text:c="6"/>z: 0.0</text:p>
      <text:p text:style-name="P15"><text:s text:c="4"/>angular:</text:p>
      <text:p text:style-name="P15"><text:s text:c="6"/>x: 0.0</text:p>
      <text:p text:style-name="P15"><text:s text:c="6"/>y: 0.0</text:p>
      <text:p text:style-name="P15"><text:s text:c="6"/>z: 0.0</text:p>
      <text:p text:style-name="P15"><text:s text:c="2"/>covariance:</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5"><text:s text:c="2"/>- 0.0</text:p>
      <text:p text:style-name="P10">"</text:p>
      <text:p text:style-name="P23">- End of Notes -</text:p>
      <text:p text:style-name="P19">- Solution for Exercise 3.4 -</text:p>
      <text:p text:style-name="P46"><draw:frame draw:style-name="fr2" draw:name="Image5" text:anchor-type="as-char" svg:width="0.7862in" svg:height="0.3929in" draw:z-index="4"><draw:image xlink:href="https://s3.eu-west-1.amazonaws.com/notebooks.ws/basic_ros2_cpp_galactic/img/TC-logo-blue.png" xlink:type="simple" xlink:show="embed" xlink:actuate="onLoad"/></draw:frame></text:p>
      <text:p text:style-name="P38">Please try to do it yourself unless you get stuck or need some inspiration. You will learn much more if you fight through each exercise.</text:p>
      <text:p text:style-name="P47">   <text:span text:style-name="T5">sub_odom.cpp</text:span></text:p>
      <text:p text:style-name="P28"><text:soft-page-break/>In [ ]:</text:p>
      <text:p text:style-name="P9">#include "rclcpp/rclcpp.hpp"</text:p>
      <text:p text:style-name="P14">#include "nav_msgs/msg/odometry.hpp"</text:p>
      <text:p text:style-name="P11">using std::placeholders::_1;</text:p>
      <text:p text:style-name="P13"/>
      <text:p text:style-name="P11"><text:span text:style-name="T19">class</text:span> <text:span text:style-name="T26">OdomSubscriber</text:span> : public rclcpp::Node</text:p>
      <text:p text:style-name="P11">{</text:p>
      <text:p text:style-name="P11">public:</text:p>
      <text:p text:style-name="P12"><text:s text:c="2"/><text:span text:style-name="T20">OdomSubscriber()</text:span></text:p>
      <text:p text:style-name="P12"><text:s text:c="2"/><text:span text:style-name="T20">: Node(</text:span><text:span text:style-name="T24">"simple_subscriber"</text:span><text:span text:style-name="T20">)</text:span></text:p>
      <text:p text:style-name="P12"><text:s text:c="2"/><text:span text:style-name="T20">{</text:span></text:p>
      <text:p text:style-name="P12"><text:s text:c="4"/><text:span text:style-name="T20">subscription_ </text:span><text:span text:style-name="T15">=</text:span><text:span text:style-name="T20"> this</text:span><text:span text:style-name="T15">-&gt;</text:span><text:span text:style-name="T20">create_subscription</text:span><text:span text:style-name="T15">&lt;</text:span><text:span text:style-name="T20">nav_msgs::msg::Odometry</text:span><text:span text:style-name="T15">&gt;</text:span><text:span text:style-name="T20">(</text:span></text:p>
      <text:p text:style-name="P12"><text:s text:c="6"/><text:span text:style-name="T24">"odom"</text:span><text:span text:style-name="T20">, </text:span><text:span text:style-name="T15">10</text:span><text:span text:style-name="T20">, std::bind(</text:span><text:span text:style-name="T15">&amp;</text:span><text:span text:style-name="T20">OdomSubscriber::odom_callback, this, _1));</text:span></text:p>
      <text:p text:style-name="P12"><text:s text:c="2"/><text:span text:style-name="T20">}</text:span></text:p>
      <text:p text:style-name="P13"/>
      <text:p text:style-name="P11">private:</text:p>
      <text:p text:style-name="P12"><text:s text:c="2"/><text:span text:style-name="T20">void odom_callback(const nav_msgs::msg::Odometry::SharedPtr msg)</text:span></text:p>
      <text:p text:style-name="P12"><text:s text:c="2"/><text:span text:style-name="T20">{</text:span></text:p>
      <text:p text:style-name="P12"><text:s text:c="4"/><text:span text:style-name="T20">RCLCPP_INFO(this</text:span><text:span text:style-name="T15">-&gt;</text:span><text:span text:style-name="T20">get_logger(), </text:span><text:span text:style-name="T24">"I heard: '</text:span><text:span text:style-name="T31">%f</text:span><text:span text:style-name="T24">'"</text:span><text:span text:style-name="T20">, msg</text:span><text:span text:style-name="T15">-&gt;</text:span><text:span text:style-name="T20">pose</text:span><text:span text:style-name="T15">.</text:span><text:span text:style-name="T20">pose</text:span><text:span text:style-name="T15">.</text:span><text:span text:style-name="T20">position</text:span><text:span text:style-name="T15">.</text:span><text:span text:style-name="T20">x);</text:span></text:p>
      <text:p text:style-name="P12"><text:s text:c="2"/><text:span text:style-name="T20">}</text:span></text:p>
      <text:p text:style-name="P13"/>
      <text:p text:style-name="P12"><text:s text:c="2"/><text:span text:style-name="T20">rclcpp::Subscription</text:span><text:span text:style-name="T15">&lt;</text:span><text:span text:style-name="T20">nav_msgs::msg::Odometry</text:span><text:span text:style-name="T15">&gt;</text:span><text:span text:style-name="T20">::SharedPtr subscription_;</text:span></text:p>
      <text:p text:style-name="P11">};</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20">rclcpp::spin(std::make_shared</text:span><text:span text:style-name="T15">&lt;</text:span><text:span text:style-name="T20">OdomSubscriber</text:span><text:span text:style-name="T15">&gt;</text:span><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47">   <text:span text:style-name="T5">sub_odom.launch.py</text:span></text:p>
      <text:p text:style-name="P28">In [ ]:</text:p>
      <text:p text:style-name="P8"><text:span text:style-name="T19">from</text:span> <text:span text:style-name="T26">launch</text:span> <text:span text:style-name="T19">import</text:span> LaunchDescription</text:p>
      <text:p text:style-name="P11"><text:span text:style-name="T19">from</text:span> <text:span text:style-name="T26">launch_ros.actions</text:span> <text:span text:style-name="T19">import</text:span> Node</text:p>
      <text:p text:style-name="P13"/>
      <text:p text:style-name="P11"><text:span text:style-name="T19">def</text:span> <text:span text:style-name="T25">generate_launch_description</text:span>():</text:p>
      <text:p text:style-name="P12"><text:s text:c="4"/><text:span text:style-name="T18">return</text:span><text:span text:style-name="T20"> LaunchDescription([</text:span></text:p>
      <text:p text:style-name="P12"><text:s text:c="8"/><text:span text:style-name="T20">Node(</text:span></text:p>
      <text:p text:style-name="P12"><text:s text:c="12"/><text:span text:style-name="T20">package</text:span><text:span text:style-name="T15">=</text:span><text:span text:style-name="T24">'topic_subscriber_pkg'</text:span><text:span text:style-name="T20">,</text:span></text:p>
      <text:p text:style-name="P12"><text:s text:c="12"/><text:span text:style-name="T20">executable</text:span><text:span text:style-name="T15">=</text:span><text:span text:style-name="T24">'sub_odom_node'</text:span><text:span text:style-name="T20">,</text:span></text:p>
      <text:p text:style-name="P12"><text:s text:c="12"/><text:span text:style-name="T20">output</text:span><text:span text:style-name="T15">=</text:span><text:span text:style-name="T24">'screen'</text:span><text:span text:style-name="T20">),</text:span></text:p>
      <text:p text:style-name="P12"><text:s text:c="4"/><text:span text:style-name="T20">])</text:span></text:p>
      <text:p text:style-name="P24">- End of Solution -</text:p>
      <text:section text:style-name="Sect3" text:name="custom_topic_compilation">
        <text:p text:style-name="P22"/>
      </text:section>
      <text:section text:style-name="Sect3" text:name="section-25">
        <text:h text:style-name="P4" text:outline-level="2"><text:span text:style-name="T1">3.5</text:span>   How to Create a Custom Interface</text:h>
      </text:section>
      <text:p text:style-name="P29"><text:span text:style-name="T6">You may wonder if you need to publish some data that is not an Int32 and what type of message you should use. Of course, Yyou can use all ROS2-defined (</text:span><text:span text:style-name="Strong_20_Emphasis"><text:span text:style-name="T8">ros2 interface list</text:span></text:span><text:span text:style-name="T6">) messages. However, if none fit your needs, you can create a new one.</text:span></text:p>
      <text:p text:style-name="P38">To create a new message, perform the following steps:</text:p>
      <text:list xml:id="list673550177" text:style-name="L14">
        <text:list-item>
          <text:p text:style-name="P54">Create a directory named 'msg' inside your package</text:p>
        </text:list-item>
        <text:list-item>
          <text:p text:style-name="P54">Inside this directory, create a file named Name_of_your_message.msg (more information below)</text:p>
        </text:list-item>
        <text:list-item>
          <text:p text:style-name="P54"><text:soft-page-break/>Modify the CMakeLists.txt file (more information below)</text:p>
        </text:list-item>
        <text:list-item>
          <text:p text:style-name="P54">Modify package.xml file (more information below)</text:p>
        </text:list-item>
        <text:list-item>
          <text:p text:style-name="P54">Compile and source</text:p>
        </text:list-item>
        <text:list-item>
          <text:p text:style-name="P54">Use in code</text:p>
        </text:list-item>
      </text:list>
      <text:p text:style-name="P38">For example, create an interface that indicates age, with years, months, and days.</text:p>
      <text:p text:style-name="P29"><text:span text:style-name="T6">Then, create a new package named </text:span><text:span text:style-name="Strong_20_Emphasis"><text:span text:style-name="T7">custom_interfaces</text:span></text:span><text:span text:style-name="T6">.</text:span></text:p>
      <text:p text:style-name="P47">   <text:span text:style-name="T5">Execute in Shell #1</text:span></text:p>
      <text:p text:style-name="P28">In [ ]:</text:p>
      <text:p text:style-name="P8">ros2 pkg create <text:span text:style-name="T14">--</text:span>build<text:span text:style-name="T14">-</text:span><text:span text:style-name="T16">type</text:span> ament_cmake custom_interfaces <text:span text:style-name="T14">--</text:span>dependencies rclcpp std_msgs</text:p>
      <text:p text:style-name="P38">1) Create a directory msg in your package.</text:p>
      <text:p text:style-name="P47">   <text:span text:style-name="T5">Execute in Shell #1</text:span></text:p>
      <text:p text:style-name="P28">In [ ]:</text:p>
      <text:p text:style-name="P8">cd <text:span text:style-name="T14">~/</text:span>ros2_ws<text:span text:style-name="T14">/</text:span>src<text:span text:style-name="T14">/</text:span>custom_interfaces</text:p>
      <text:p text:style-name="P11">mkdir msg</text:p>
      <text:p text:style-name="P38">2) The <text:span text:style-name="T4">Age.msg</text:span> file must contain this:</text:p>
      <text:p text:style-name="P47">   <text:span text:style-name="T5">Age.msg</text:span></text:p>
      <text:p text:style-name="P28">In [ ]:</text:p>
      <text:p text:style-name="P8">float32 years</text:p>
      <text:p text:style-name="P11">float32 months</text:p>
      <text:p text:style-name="P11">float32 days</text:p>
      <text:p text:style-name="P38">3) <text:span text:style-name="T4">In CMakeLists.txt</text:span></text:p>
      <text:p text:style-name="P38">Edit two functions inside CMakeLists.txt:</text:p>
      <text:list xml:id="list391491144" text:style-name="L15">
        <text:list-item>
          <text:p text:style-name="P62"><text:a xlink:type="simple" xlink:href="https://s3.eu-west-1.amazonaws.com/notebooks.ws/basic_ros2_cpp_galactic/basicROS2Cpp_unit2_topics_new_Humble_MasterClass.html?AWSAccessKeyId=AKIAJLU2ZOTUFJRMDOAA&amp;Signature=MaiDguxFn5KehnLB3tP6Pv62igU%3D&amp;Expires=1707306798#find_package" text:style-name="Internet_20_link" text:visited-style-name="Visited_20_Internet_20_Link"><text:span text:style-name="T3">find_package()</text:span></text:a></text:p>
        </text:list-item>
        <text:list-item>
          <text:p text:style-name="P62"><text:a xlink:type="simple" xlink:href="https://s3.eu-west-1.amazonaws.com/notebooks.ws/basic_ros2_cpp_galactic/basicROS2Cpp_unit2_topics_new_Humble_MasterClass.html?AWSAccessKeyId=AKIAJLU2ZOTUFJRMDOAA&amp;Signature=MaiDguxFn5KehnLB3tP6Pv62igU%3D&amp;Expires=1707306798#add_message_files" text:style-name="Internet_20_link" text:visited-style-name="Visited_20_Internet_20_Link"><text:span text:style-name="T3">rosidl_generate_interfaces()</text:span></text:a></text:p>
        </text:list-item>
      </text:list>
      <text:h text:style-name="P6" text:outline-level="3"><text:bookmark text:name="I.-find_package()"/><text:bookmark text:name="find_package"/>I. find_package()</text:h>
      <text:p text:style-name="P29"><text:span text:style-name="T6">This is where all the packages required to COMPILE the messages of the Topics, Services, and Actions go. In package.xml, state them as </text:span><text:span text:style-name="Strong_20_Emphasis"><text:span text:style-name="T7">build_depend</text:span></text:span><text:span text:style-name="T6"> and </text:span><text:span text:style-name="Strong_20_Emphasis"><text:span text:style-name="T7">exec_depend</text:span></text:span><text:span text:style-name="T6">.</text:span></text:p>
      <text:p text:style-name="P28">In [ ]:</text:p>
      <text:p text:style-name="P8">find_package(ament_cmake REQUIRED)</text:p>
      <text:p text:style-name="P11">find_package(rclcpp REQUIRED)</text:p>
      <text:p text:style-name="P11">find_package(std_msgs REQUIRED)</text:p>
      <text:p text:style-name="P11">find_package(rosidl_default_generators REQUIRED)</text:p>
      <text:h text:style-name="P6" text:outline-level="3"><text:bookmark text:name="II.-rosidl_generate_interfaces()"/><text:bookmark text:name="add_message_files"/>II. rosidl_generate_interfaces()</text:h>
      <text:p text:style-name="P38">This function includes all of the messages of this package (in the msg folder) to be compiled. The function should look like this.</text:p>
      <text:p text:style-name="P28">In [ ]:</text:p>
      <text:p text:style-name="P8">rosidl_generate_interfaces(<text:span text:style-name="T22">$</text:span>{PROJECT_NAME}</text:p>
      <text:p text:style-name="P12"><text:s text:c="2"/><text:span text:style-name="T24">"msg/Age.msg"</text:span></text:p>
      <text:p text:style-name="P11">)</text:p>
      <text:p text:style-name="P38">Summarizing, this is the minimum expression of what is needed for the CMakelists.txt to work:</text:p>
      <text:p text:style-name="P47"><text:soft-page-break/>   <text:span text:style-name="T5">CMakeLists.txt</text:span></text:p>
      <text:p text:style-name="P28">In [ ]:</text:p>
      <text:p text:style-name="P8">cmake_minimum_required(VERSION <text:span text:style-name="T14">3.8</text:span>)</text:p>
      <text:p text:style-name="P11">project(custom_interfaces)</text:p>
      <text:p text:style-name="P13"/>
      <text:p text:style-name="P11"><text:span text:style-name="T19">if</text:span>(CMAKE_COMPILER_IS_GNUCXX OR CMAKE_CXX_COMPILER_ID MATCHES <text:span text:style-name="T23">"Clang"</text:span>)</text:p>
      <text:p text:style-name="P12"><text:s text:c="2"/><text:span text:style-name="T20">add_compile_options(</text:span><text:span text:style-name="T15">-</text:span><text:span text:style-name="T20">Wall </text:span><text:span text:style-name="T15">-</text:span><text:span text:style-name="T20">Wextra </text:span><text:span text:style-name="T15">-</text:span><text:span text:style-name="T20">Wpedantic)</text:span></text:p>
      <text:p text:style-name="P11">endif()</text:p>
      <text:p text:style-name="P13"/>
      <text:p text:style-name="P14"># find dependencies</text:p>
      <text:p text:style-name="P11">find_package(ament_cmake REQUIRED)</text:p>
      <text:p text:style-name="P11">find_package(rclcpp REQUIRED)</text:p>
      <text:p text:style-name="P11">find_package(std_msgs REQUIRED)</text:p>
      <text:p text:style-name="P11">find_package(rosidl_default_generators REQUIRED)</text:p>
      <text:p text:style-name="P13"/>
      <text:p text:style-name="P11"><text:span text:style-name="T19">if</text:span>(BUILD_TESTING)</text:p>
      <text:p text:style-name="P12"><text:s text:c="2"/><text:span text:style-name="T20">find_package(ament_lint_auto REQUIRED)</text:span></text:p>
      <text:p text:style-name="P12"><text:s text:c="2"/><text:span text:style-name="T32"># the following line skips the linter which checks for copyrights</text:span></text:p>
      <text:p text:style-name="P12"><text:s text:c="2"/><text:span text:style-name="T32"># uncomment the line when a copyright and license is not present in all source files</text:span></text:p>
      <text:p text:style-name="P12"><text:s text:c="2"/><text:span text:style-name="T32">#set(ament_cmake_copyright_FOUND TRUE)</text:span></text:p>
      <text:p text:style-name="P12"><text:s text:c="2"/><text:span text:style-name="T32"># the following line skips cpplint (only works in a git repo)</text:span></text:p>
      <text:p text:style-name="P12"><text:s text:c="2"/><text:span text:style-name="T32"># uncomment the line when this package is not in a git repo</text:span></text:p>
      <text:p text:style-name="P12"><text:s text:c="2"/><text:span text:style-name="T32">#set(ament_cmake_cpplint_FOUND TRUE)</text:span></text:p>
      <text:p text:style-name="P12"><text:s text:c="2"/><text:span text:style-name="T20">ament_lint_auto_find_test_dependencies()</text:span></text:p>
      <text:p text:style-name="P11">endif()</text:p>
      <text:p text:style-name="P13"/>
      <text:p text:style-name="P11">rosidl_generate_interfaces(<text:span text:style-name="T22">$</text:span>{PROJECT_NAME}</text:p>
      <text:p text:style-name="P12"><text:s text:c="2"/><text:span text:style-name="T24">"msg/Age.msg"</text:span></text:p>
      <text:p text:style-name="P11">)</text:p>
      <text:p text:style-name="P13"/>
      <text:p text:style-name="P11">ament_package()</text:p>
      <text:p text:style-name="P38">4) <text:span text:style-name="T4">Modify package.xml</text:span></text:p>
      <text:p text:style-name="P38">Add the following lines to the package.xml file.</text:p>
      <text:p text:style-name="P28">In [ ]:</text:p>
      <text:p text:style-name="P8"><text:span text:style-name="T14">&lt;</text:span>build_depend<text:span text:style-name="T14">&gt;</text:span>rosidl_default_generators<text:span text:style-name="T14">&lt;/</text:span>build_depend<text:span text:style-name="T14">&gt;</text:span></text:p>
      <text:p text:style-name="P13"/>
      <text:p text:style-name="P11"><text:span text:style-name="T14">&lt;</text:span>exec_depend<text:span text:style-name="T14">&gt;</text:span>rosidl_default_runtime<text:span text:style-name="T14">&lt;/</text:span>exec_depend<text:span text:style-name="T14">&gt;</text:span></text:p>
      <text:p text:style-name="P13"/>
      <text:p text:style-name="P11"><text:span text:style-name="T14">&lt;</text:span>member_of_group<text:span text:style-name="T14">&gt;</text:span>rosidl_interface_packages<text:span text:style-name="T14">&lt;/</text:span>member_of_group<text:span text:style-name="T14">&gt;</text:span></text:p>
      <text:p text:style-name="P38">This is the minimum expression of the package.xml</text:p>
      <text:p text:style-name="P47">   <text:span text:style-name="T5">package.xml</text:span></text:p>
      <text:p text:style-name="P28">In [ ]:</text:p>
      <text:p text:style-name="P8"><text:span text:style-name="T14">&lt;</text:span><text:span text:style-name="T22">?</text:span>xml version<text:span text:style-name="T14">=</text:span><text:span text:style-name="T23">"1.0"</text:span><text:span text:style-name="T22">?</text:span><text:span text:style-name="T14">&gt;</text:span></text:p>
      <text:p text:style-name="P11"><text:span text:style-name="T14">&lt;</text:span><text:span text:style-name="T22">?</text:span>xml<text:span text:style-name="T14">-</text:span>model href<text:span text:style-name="T14">=</text:span><text:span text:style-name="T23">"http://download.ros.org/schema/package_format3.xsd"</text:span> schematypens<text:span text:style-name="T14">=</text:span><text:span text:style-name="T23">"http://www.w3.org/2001/XMLSchema"</text:span><text:span text:style-name="T22">?</text:span><text:span text:style-name="T14">&gt;</text:span></text:p>
      <text:p text:style-name="P11"><text:span text:style-name="T14">&lt;</text:span>package <text:span text:style-name="T16">format</text:span><text:span text:style-name="T14">=</text:span><text:span text:style-name="T23">"3"</text:span><text:span text:style-name="T14">&gt;</text:span></text:p>
      <text:p text:style-name="P12"><text:s text:c="2"/><text:span text:style-name="T15">&lt;</text:span><text:span text:style-name="T20">name</text:span><text:span text:style-name="T15">&gt;</text:span><text:span text:style-name="T20">custom_interfaces</text:span><text:span text:style-name="T15">&lt;/</text:span><text:span text:style-name="T20">name</text:span><text:span text:style-name="T15">&gt;</text:span></text:p>
      <text:p text:style-name="P12"><text:s text:c="2"/><text:span text:style-name="T15">&lt;</text:span><text:span text:style-name="T20">version</text:span><text:span text:style-name="T15">&gt;0.0.0&lt;/</text:span><text:span text:style-name="T20">version</text:span><text:span text:style-name="T15">&gt;</text:span></text:p>
      <text:p text:style-name="P12"><text:s text:c="2"/><text:span text:style-name="T15">&lt;</text:span><text:span text:style-name="T20">description</text:span><text:span text:style-name="T15">&gt;</text:span><text:span text:style-name="T20">TODO: Package description</text:span><text:span text:style-name="T15">&lt;/</text:span><text:span text:style-name="T20">description</text:span><text:span text:style-name="T15">&gt;</text:span></text:p>
      <text:p text:style-name="P12"><text:s text:c="2"/><text:span text:style-name="T15">&lt;</text:span><text:span text:style-name="T20">maintainer email</text:span><text:span text:style-name="T15">=</text:span><text:span text:style-name="T24">"user@todo.todo"</text:span><text:span text:style-name="T15">&gt;</text:span><text:span text:style-name="T20">user</text:span><text:span text:style-name="T15">&lt;/</text:span><text:span text:style-name="T20">maintainer</text:span><text:span text:style-name="T15">&gt;</text:span></text:p>
      <text:p text:style-name="P12"><text:s text:c="2"/><text:span text:style-name="T15">&lt;</text:span><text:span text:style-name="T20">license</text:span><text:span text:style-name="T15">&gt;</text:span><text:span text:style-name="T20">TODO: License declaration</text:span><text:span text:style-name="T15">&lt;/</text:span><text:span text:style-name="T20">license</text:span><text:span text:style-name="T15">&gt;</text:span></text:p>
      <text:p text:style-name="P13"/>
      <text:p text:style-name="P12"><text:s text:c="2"/><text:span text:style-name="T15">&lt;</text:span><text:span text:style-name="T20">buildtool_depend</text:span><text:span text:style-name="T15">&gt;</text:span><text:span text:style-name="T20">ament_cmake</text:span><text:span text:style-name="T15">&lt;/</text:span><text:span text:style-name="T20">buildtool_depend</text:span><text:span text:style-name="T15">&gt;</text:span></text:p>
      <text:p text:style-name="P13"/>
      <text:p text:style-name="P12"><text:soft-page-break/><text:s text:c="2"/><text:span text:style-name="T15">&lt;</text:span><text:span text:style-name="T20">depend</text:span><text:span text:style-name="T15">&gt;</text:span><text:span text:style-name="T20">rclcpp</text:span><text:span text:style-name="T15">&lt;/</text:span><text:span text:style-name="T20">depend</text:span><text:span text:style-name="T15">&gt;</text:span></text:p>
      <text:p text:style-name="P12"><text:s text:c="2"/><text:span text:style-name="T15">&lt;</text:span><text:span text:style-name="T20">depend</text:span><text:span text:style-name="T15">&gt;</text:span><text:span text:style-name="T20">std_msgs</text:span><text:span text:style-name="T15">&lt;/</text:span><text:span text:style-name="T20">depend</text:span><text:span text:style-name="T15">&gt;</text:span></text:p>
      <text:p text:style-name="P13"/>
      <text:p text:style-name="P12"><text:s text:c="2"/><text:span text:style-name="T15">&lt;</text:span><text:span text:style-name="T20">build_depend</text:span><text:span text:style-name="T15">&gt;</text:span><text:span text:style-name="T20">rosidl_default_generators</text:span><text:span text:style-name="T15">&lt;/</text:span><text:span text:style-name="T20">build_depend</text:span><text:span text:style-name="T15">&gt;</text:span></text:p>
      <text:p text:style-name="P13"/>
      <text:p text:style-name="P12"><text:s text:c="2"/><text:span text:style-name="T15">&lt;</text:span><text:span text:style-name="T20">exec_depend</text:span><text:span text:style-name="T15">&gt;</text:span><text:span text:style-name="T20">rosidl_default_runtime</text:span><text:span text:style-name="T15">&lt;/</text:span><text:span text:style-name="T20">exec_depend</text:span><text:span text:style-name="T15">&gt;</text:span></text:p>
      <text:p text:style-name="P13"/>
      <text:p text:style-name="P12"><text:s text:c="2"/><text:span text:style-name="T15">&lt;</text:span><text:span text:style-name="T20">member_of_group</text:span><text:span text:style-name="T15">&gt;</text:span><text:span text:style-name="T20">rosidl_interface_packages</text:span><text:span text:style-name="T15">&lt;/</text:span><text:span text:style-name="T20">member_of_group</text:span><text:span text:style-name="T15">&gt;</text:span></text:p>
      <text:p text:style-name="P13"/>
      <text:p text:style-name="P12"><text:s text:c="2"/><text:span text:style-name="T15">&lt;</text:span><text:span text:style-name="T20">test_depend</text:span><text:span text:style-name="T15">&gt;</text:span><text:span text:style-name="T20">ament_lint_auto</text:span><text:span text:style-name="T15">&lt;/</text:span><text:span text:style-name="T20">test_depend</text:span><text:span text:style-name="T15">&gt;</text:span></text:p>
      <text:p text:style-name="P12"><text:s text:c="2"/><text:span text:style-name="T15">&lt;</text:span><text:span text:style-name="T20">test_depend</text:span><text:span text:style-name="T15">&gt;</text:span><text:span text:style-name="T20">ament_lint_common</text:span><text:span text:style-name="T15">&lt;/</text:span><text:span text:style-name="T20">test_depend</text:span><text:span text:style-name="T15">&gt;</text:span></text:p>
      <text:p text:style-name="P13"/>
      <text:p text:style-name="P12"><text:s text:c="2"/><text:span text:style-name="T15">&lt;</text:span><text:span text:style-name="T20">export</text:span><text:span text:style-name="T15">&gt;</text:span></text:p>
      <text:p text:style-name="P12"><text:s text:c="4"/><text:span text:style-name="T15">&lt;</text:span><text:span text:style-name="T20">build_type</text:span><text:span text:style-name="T15">&gt;</text:span><text:span text:style-name="T20">ament_cmake</text:span><text:span text:style-name="T15">&lt;/</text:span><text:span text:style-name="T20">build_type</text:span><text:span text:style-name="T15">&gt;</text:span></text:p>
      <text:p text:style-name="P12"><text:s text:c="2"/><text:span text:style-name="T15">&lt;/</text:span><text:span text:style-name="T20">export</text:span><text:span text:style-name="T15">&gt;</text:span></text:p>
      <text:p text:style-name="P11"><text:span text:style-name="T14">&lt;/</text:span>package<text:span text:style-name="T14">&gt;</text:span></text:p>
      <text:p text:style-name="P38">5) Now, compile the package to generate the new interface.</text:p>
      <text:p text:style-name="P47">   <text:span text:style-name="T5">Execute in Shell #1</text:span></text:p>
      <text:p text:style-name="P28">In [ ]:</text:p>
      <text:p text:style-name="P8">cd <text:span text:style-name="T14">~/</text:span>ros2_ws</text:p>
      <text:p text:style-name="P11">colcon build <text:span text:style-name="T14">--</text:span>packages<text:span text:style-name="T14">-</text:span>select custom_interfaces</text:p>
      <text:p text:style-name="P11">source install<text:span text:style-name="T14">/</text:span>setup<text:span text:style-name="T14">.</text:span>bash</text:p>
      <text:p text:style-name="P19">- Notes -</text:p>
      <text:p text:style-name="P29"><text:span text:style-name="Strong_20_Emphasis"><text:span text:style-name="T7">IMPORTANT</text:span></text:span><text:span text:style-name="T6">: When you compile new messages, there is still an extra step before you use the messages. Type in the web shell, in the </text:span><text:span text:style-name="Strong_20_Emphasis"><text:span text:style-name="T7">ros2_ws</text:span></text:span><text:span text:style-name="T6">, the following command: </text:span><text:span text:style-name="Strong_20_Emphasis"><text:span text:style-name="Source_20_Text"><text:span text:style-name="T12">source install/setup.bash</text:span></text:span></text:span><text:span text:style-name="T6">. This executes this bash file that sets, among other things, the newly generated messages created through the colcon build.</text:span></text:p>
      <text:p text:style-name="P38">If you do not do this, it might give you an import Error, saying it does not find the message generated.</text:p>
      <text:p text:style-name="P19">- End of Notes -</text:p>
      <text:p text:style-name="P29"><text:span text:style-name="T6">To verify that your message has been created successfully, type into your web shell: </text:span><text:span text:style-name="Strong_20_Emphasis"><text:span text:style-name="Source_20_Text"><text:span text:style-name="T12">ros2 interface show custom_interfaces/msg/Age</text:span></text:span></text:span><text:span text:style-name="T6">. If the structure of the Age message appears, it will mean that your message has been created successfully and it's ready to be used in your ROS programs.</text:span></text:p>
      <text:p text:style-name="P47">   <text:span text:style-name="T5">Execute in Shell #1</text:span></text:p>
      <text:p text:style-name="P28">In [ ]:</text:p>
      <text:p text:style-name="P8">ros2 interface show custom_interfaces<text:span text:style-name="T14">/</text:span>msg<text:span text:style-name="T14">/</text:span>Age</text:p>
      <text:p text:style-name="P47">   <text:span text:style-name="T5">Shell #1 Output</text:span></text:p>
      <text:p text:style-name="P15">float32 years</text:p>
      <text:p text:style-name="P15">float32 months</text:p>
      <text:p text:style-name="P10">float32 days</text:p>
      <text:h text:style-name="P3" text:outline-level="2"><text:span text:style-name="T1">3.6</text:span>   Use custom interfaces</text:h>
      <text:p text:style-name="P29"><text:span text:style-name="T6">Add to your </text:span><text:span text:style-name="Strong_20_Emphasis"><text:span text:style-name="T7">CMakeLists.txt</text:span></text:span><text:span text:style-name="T6"> the following extra lines (pay special attention to the comments in the code) to compile and link your executable (in this example, it is called </text:span><text:span text:style-name="Strong_20_Emphasis"><text:span text:style-name="T7">publish_age.cpp</text:span></text:span><text:span text:style-name="T6">):</text:span></text:p>
      <text:p text:style-name="P28">In [ ]:</text:p>
      <text:p text:style-name="P8"><text:soft-page-break/>find_package(custom_interfaces REQUIRED) <text:span text:style-name="T33"># This is the package that contains the custom interface</text:span></text:p>
      <text:p text:style-name="P13"/>
      <text:p text:style-name="P11">add_executable(age_publisher_node src<text:span text:style-name="T14">/</text:span>publish_age<text:span text:style-name="T14">.</text:span>cpp)</text:p>
      <text:p text:style-name="P11">ament_target_dependencies(age_publisher_node rclcpp std_msgs custom_interfaces) <text:span text:style-name="T33"># Note that we are also adding the package which contains the custom interface as a dependency of the node that will be using this custom interface</text:span></text:p>
      <text:p text:style-name="P13"/>
      <text:p text:style-name="P11">install(TARGETS</text:p>
      <text:p text:style-name="P12"><text:s text:c="3"/><text:span text:style-name="T20">age_publisher_node</text:span></text:p>
      <text:p text:style-name="P12"><text:s text:c="3"/><text:span text:style-name="T20">DESTINATION lib</text:span><text:span text:style-name="T15">/</text:span><text:span text:style-name="T21">$</text:span><text:span text:style-name="T20">{PROJECT_NAME}</text:span></text:p>
      <text:p text:style-name="P12"><text:s/><text:span text:style-name="T20">)</text:span></text:p>
      <text:p text:style-name="P29"><text:span text:style-name="T6">Finally, you will also need the add the package as a dependency in your </text:span><text:span text:style-name="Strong_20_Emphasis"><text:span text:style-name="T7">package.xml</text:span></text:span><text:span text:style-name="T6"> file:</text:span></text:p>
      <text:p text:style-name="P28">In [ ]:</text:p>
      <text:p text:style-name="P8"><text:span text:style-name="T14">&lt;</text:span>depend<text:span text:style-name="T14">&gt;</text:span>custom_interfaces<text:span text:style-name="T14">&lt;/</text:span>depend<text:span text:style-name="T14">&gt;</text:span></text:p>
      <text:section text:style-name="Sect1" text:name="Section8">
        <text:p text:style-name="P21"><text:bookmark text:name="ex-4-27"/>- Exercise 3.5 -</text:p>
      </text:section>
      <text:list xml:id="list3661441123" text:style-name="L16">
        <text:list-item>
          <text:p text:style-name="P37"><text:span text:style-name="T6">Inside this </text:span><text:span text:style-name="Strong_20_Emphasis"><text:span text:style-name="Source_20_Text"><text:span text:style-name="T12">topic_publisher_pkg</text:span></text:span></text:span><text:span text:style-name="T6"> package, create a new C++ file named </text:span><text:span text:style-name="Strong_20_Emphasis"><text:span text:style-name="Source_20_Text"><text:span text:style-name="T12">publish_age.cpp</text:span></text:span></text:span></text:p>
        </text:list-item>
        <text:list-item>
          <text:p text:style-name="P45">Inside this new C++ script, create a Publisher node that indicates the age of the robot.</text:p>
        </text:list-item>
        <text:list-item>
          <text:p text:style-name="P37"><text:span text:style-name="T6">For this, use the new interface </text:span><text:span text:style-name="Strong_20_Emphasis"><text:span text:style-name="Source_20_Text"><text:span text:style-name="T12">Age.msg</text:span></text:span></text:span><text:span text:style-name="T6"> created in </text:span><text:a xlink:type="simple" xlink:href="https://s3.eu-west-1.amazonaws.com/notebooks.ws/basic_ros2_cpp_galactic/basicROS2Cpp_unit2_topics_new_Humble_MasterClass.html?AWSAccessKeyId=AKIAJLU2ZOTUFJRMDOAA&amp;Signature=MaiDguxFn5KehnLB3tP6Pv62igU%3D&amp;Expires=1707306798#section-25" text:style-name="Internet_20_link" text:visited-style-name="Visited_20_Internet_20_Link"><text:span text:style-name="T2">Section 3.5</text:span></text:a><text:span text:style-name="T6">.</text:span></text:p>
        </text:list-item>
      </text:list>
      <text:section text:style-name="Sect1" text:name="Section9">
        <text:p text:style-name="P21"><text:bookmark text:name="ex-4-28"/>- End of Exercise 3.5 -</text:p>
      </text:section>
      <text:p text:style-name="P19">- Solution for Exercise 3.5 -</text:p>
      <text:p text:style-name="P46"><draw:frame draw:style-name="fr2" draw:name="Image6" text:anchor-type="as-char" svg:width="0.7862in" svg:height="0.3929in" draw:z-index="5"><draw:image xlink:href="https://s3.eu-west-1.amazonaws.com/notebooks.ws/basic_ros2_cpp_galactic/img/TC-logo-blue.png" xlink:type="simple" xlink:show="embed" xlink:actuate="onLoad"/></draw:frame></text:p>
      <text:p text:style-name="P38">Please try to do it yourself unless you get stuck or need some inspiration. You will learn much more if you fight through each exercise.</text:p>
      <text:p text:style-name="P47">   <text:span text:style-name="T5">publish_age.cpp</text:span></text:p>
      <text:p text:style-name="P28">In [ ]:</text:p>
      <text:p text:style-name="P9">#include "rclcpp/rclcpp.hpp"</text:p>
      <text:p text:style-name="P14">#include "custom_interfaces/msg/age.hpp"</text:p>
      <text:p text:style-name="P14">#include &lt;chrono&gt;</text:p>
      <text:p text:style-name="P13"/>
      <text:p text:style-name="P11">using namespace std::chrono_literals;</text:p>
      <text:p text:style-name="P13"/>
      <text:p text:style-name="P11"><text:span text:style-name="T14">/*</text:span> This example creates a subclass of Node <text:span text:style-name="T29">and</text:span> uses std::bind() to register a</text:p>
      <text:p text:style-name="P12"><text:s/><text:span text:style-name="T15">*</text:span><text:span text:style-name="T20"> member function </text:span><text:span text:style-name="T18">as</text:span><text:span text:style-name="T20"> a callback </text:span><text:span text:style-name="T18">from</text:span><text:span text:style-name="T20"> </text:span><text:span text:style-name="T27">the</text:span><text:span text:style-name="T20"> timer</text:span><text:span text:style-name="T15">.</text:span><text:span text:style-name="T20"> </text:span><text:span text:style-name="T15">*/</text:span></text:p>
      <text:p text:style-name="P13"/>
      <text:p text:style-name="P11"><text:span text:style-name="T19">class</text:span> <text:span text:style-name="T26">PublishAge</text:span> : public rclcpp::Node</text:p>
      <text:p text:style-name="P11">{</text:p>
      <text:p text:style-name="P11">public:</text:p>
      <text:p text:style-name="P12"><text:s text:c="2"/><text:span text:style-name="T20">PublishAge()</text:span></text:p>
      <text:p text:style-name="P12"><text:s text:c="2"/><text:span text:style-name="T20">: Node(</text:span><text:span text:style-name="T24">"move_robot"</text:span><text:span text:style-name="T20">)</text:span></text:p>
      <text:p text:style-name="P12"><text:s text:c="2"/><text:span text:style-name="T20">{</text:span></text:p>
      <text:p text:style-name="P12"><text:s text:c="4"/><text:span text:style-name="T20">publisher_ </text:span><text:span text:style-name="T15">=</text:span><text:span text:style-name="T20"> this</text:span><text:span text:style-name="T15">-&gt;</text:span><text:span text:style-name="T20">create_publisher</text:span><text:span text:style-name="T15">&lt;</text:span><text:span text:style-name="T20">custom_interfaces::msg::Age</text:span><text:span text:style-name="T15">&gt;</text:span><text:span text:style-name="T20">(</text:span><text:span text:style-name="T24">"age"</text:span><text:span text:style-name="T20">, </text:span><text:span text:style-name="T15">10</text:span><text:span text:style-name="T20">);</text:span></text:p>
      <text:p text:style-name="P12"><text:s text:c="4"/><text:span text:style-name="T20">timer_ </text:span><text:span text:style-name="T15">=</text:span><text:span text:style-name="T20"> this</text:span><text:span text:style-name="T15">-&gt;</text:span><text:span text:style-name="T20">create_wall_timer(</text:span></text:p>
      <text:p text:style-name="P12"><text:s text:c="6"/><text:span text:style-name="T15">500</text:span><text:span text:style-name="T20">ms, std::bind(</text:span><text:span text:style-name="T15">&amp;</text:span><text:span text:style-name="T20">PublishAge::timer_callback, this));</text:span></text:p>
      <text:p text:style-name="P12"><text:s text:c="2"/><text:span text:style-name="T20">}</text:span></text:p>
      <text:p text:style-name="P13"/>
      <text:p text:style-name="P11">private:</text:p>
      <text:p text:style-name="P12"><text:s text:c="2"/><text:span text:style-name="T20">void timer_callback()</text:span></text:p>
      <text:p text:style-name="P12"><text:soft-page-break/><text:s text:c="2"/><text:span text:style-name="T20">{</text:span></text:p>
      <text:p text:style-name="P12"><text:s text:c="4"/><text:span text:style-name="T20">auto message </text:span><text:span text:style-name="T15">=</text:span><text:span text:style-name="T20"> custom_interfaces::msg::Age();</text:span></text:p>
      <text:p text:style-name="P12"><text:s text:c="4"/><text:span text:style-name="T20">message</text:span><text:span text:style-name="T15">.</text:span><text:span text:style-name="T20">years </text:span><text:span text:style-name="T15">=</text:span><text:span text:style-name="T20"> </text:span><text:span text:style-name="T15">4</text:span><text:span text:style-name="T20">;</text:span></text:p>
      <text:p text:style-name="P12"><text:s text:c="4"/><text:span text:style-name="T20">message</text:span><text:span text:style-name="T15">.</text:span><text:span text:style-name="T20">months </text:span><text:span text:style-name="T15">=</text:span><text:span text:style-name="T20"> </text:span><text:span text:style-name="T15">11</text:span><text:span text:style-name="T20">;</text:span></text:p>
      <text:p text:style-name="P12"><text:s text:c="4"/><text:span text:style-name="T20">message</text:span><text:span text:style-name="T15">.</text:span><text:span text:style-name="T20">days </text:span><text:span text:style-name="T15">=</text:span><text:span text:style-name="T20"> </text:span><text:span text:style-name="T15">21</text:span><text:span text:style-name="T20">;</text:span></text:p>
      <text:p text:style-name="P12"><text:s text:c="4"/><text:span text:style-name="T20">publisher_</text:span><text:span text:style-name="T15">-&gt;</text:span><text:span text:style-name="T20">publish(message);</text:span></text:p>
      <text:p text:style-name="P12"><text:s text:c="2"/><text:span text:style-name="T20">}</text:span></text:p>
      <text:p text:style-name="P12"><text:s text:c="2"/><text:span text:style-name="T20">rclcpp::TimerBase::SharedPtr timer_;</text:span></text:p>
      <text:p text:style-name="P12"><text:s text:c="2"/><text:span text:style-name="T20">rclcpp::Publisher</text:span><text:span text:style-name="T15">&lt;</text:span><text:span text:style-name="T20">custom_interfaces::msg::Age</text:span><text:span text:style-name="T15">&gt;</text:span><text:span text:style-name="T20">::SharedPtr publisher_;</text:span></text:p>
      <text:p text:style-name="P13"/>
      <text:p text:style-name="P11">};</text:p>
      <text:p text:style-name="P13"/>
      <text:p text:style-name="P11"><text:span text:style-name="T16">int</text:span> main(<text:span text:style-name="T16">int</text:span> argc, char <text:span text:style-name="T14">*</text:span> argv[])</text:p>
      <text:p text:style-name="P11">{</text:p>
      <text:p text:style-name="P12"><text:s text:c="2"/><text:span text:style-name="T20">rclcpp::init(argc, argv);</text:span></text:p>
      <text:p text:style-name="P12"><text:s text:c="2"/><text:span text:style-name="T20">rclcpp::spin(std::make_shared</text:span><text:span text:style-name="T15">&lt;</text:span><text:span text:style-name="T20">PublishAge</text:span><text:span text:style-name="T15">&gt;</text:span><text:span text:style-name="T20">());</text:span></text:p>
      <text:p text:style-name="P12"><text:s text:c="2"/><text:span text:style-name="T20">rclcpp::shutdown();</text:span></text:p>
      <text:p text:style-name="P12"><text:s text:c="2"/><text:span text:style-name="T18">return</text:span><text:span text:style-name="T20"> </text:span><text:span text:style-name="T15">0</text:span><text:span text:style-name="T20">;</text:span></text:p>
      <text:p text:style-name="P11">}</text:p>
      <text:p text:style-name="P47">   <text:span text:style-name="T5">package.xml</text:span></text:p>
      <text:p text:style-name="P28">In [ ]:</text:p>
      <text:p text:style-name="P8"><text:span text:style-name="T14">&lt;</text:span><text:span text:style-name="T22">?</text:span>xml version<text:span text:style-name="T14">=</text:span><text:span text:style-name="T23">"1.0"</text:span><text:span text:style-name="T22">?</text:span><text:span text:style-name="T14">&gt;</text:span></text:p>
      <text:p text:style-name="P11"><text:span text:style-name="T14">&lt;</text:span><text:span text:style-name="T22">?</text:span>xml<text:span text:style-name="T14">-</text:span>model href<text:span text:style-name="T14">=</text:span><text:span text:style-name="T23">"http://download.ros.org/schema/package_format3.xsd"</text:span> schematypens<text:span text:style-name="T14">=</text:span><text:span text:style-name="T23">"http://www.w3.org/2001/XMLSchema"</text:span><text:span text:style-name="T22">?</text:span><text:span text:style-name="T14">&gt;</text:span></text:p>
      <text:p text:style-name="P11"><text:span text:style-name="T14">&lt;</text:span>package <text:span text:style-name="T16">format</text:span><text:span text:style-name="T14">=</text:span><text:span text:style-name="T23">"3"</text:span><text:span text:style-name="T14">&gt;</text:span></text:p>
      <text:p text:style-name="P12"><text:s text:c="2"/><text:span text:style-name="T15">&lt;</text:span><text:span text:style-name="T20">name</text:span><text:span text:style-name="T15">&gt;</text:span><text:span text:style-name="T20">topic_publisher_pkg</text:span><text:span text:style-name="T15">&lt;/</text:span><text:span text:style-name="T20">name</text:span><text:span text:style-name="T15">&gt;</text:span></text:p>
      <text:p text:style-name="P12"><text:s text:c="2"/><text:span text:style-name="T15">&lt;</text:span><text:span text:style-name="T20">version</text:span><text:span text:style-name="T15">&gt;0.0.0&lt;/</text:span><text:span text:style-name="T20">version</text:span><text:span text:style-name="T15">&gt;</text:span></text:p>
      <text:p text:style-name="P12"><text:s text:c="2"/><text:span text:style-name="T15">&lt;</text:span><text:span text:style-name="T20">description</text:span><text:span text:style-name="T15">&gt;</text:span><text:span text:style-name="T20">TODO: Package description</text:span><text:span text:style-name="T15">&lt;/</text:span><text:span text:style-name="T20">description</text:span><text:span text:style-name="T15">&gt;</text:span></text:p>
      <text:p text:style-name="P12"><text:s text:c="2"/><text:span text:style-name="T15">&lt;</text:span><text:span text:style-name="T20">maintainer email</text:span><text:span text:style-name="T15">=</text:span><text:span text:style-name="T24">"user@todo.todo"</text:span><text:span text:style-name="T15">&gt;</text:span><text:span text:style-name="T20">user</text:span><text:span text:style-name="T15">&lt;/</text:span><text:span text:style-name="T20">maintainer</text:span><text:span text:style-name="T15">&gt;</text:span></text:p>
      <text:p text:style-name="P12"><text:s text:c="2"/><text:span text:style-name="T15">&lt;</text:span><text:span text:style-name="T20">license</text:span><text:span text:style-name="T15">&gt;</text:span><text:span text:style-name="T20">TODO: License declaration</text:span><text:span text:style-name="T15">&lt;/</text:span><text:span text:style-name="T20">license</text:span><text:span text:style-name="T15">&gt;</text:span></text:p>
      <text:p text:style-name="P13"/>
      <text:p text:style-name="P12"><text:s text:c="2"/><text:span text:style-name="T15">&lt;</text:span><text:span text:style-name="T20">buildtool_depend</text:span><text:span text:style-name="T15">&gt;</text:span><text:span text:style-name="T20">ament_cmake</text:span><text:span text:style-name="T15">&lt;/</text:span><text:span text:style-name="T20">buildtool_depend</text:span><text:span text:style-name="T15">&gt;</text:span></text:p>
      <text:p text:style-name="P13"/>
      <text:p text:style-name="P12"><text:s text:c="2"/><text:span text:style-name="T15">&lt;</text:span><text:span text:style-name="T20">depend</text:span><text:span text:style-name="T15">&gt;</text:span><text:span text:style-name="T20">rclcpp</text:span><text:span text:style-name="T15">&lt;/</text:span><text:span text:style-name="T20">depend</text:span><text:span text:style-name="T15">&gt;</text:span></text:p>
      <text:p text:style-name="P12"><text:s text:c="2"/><text:span text:style-name="T15">&lt;</text:span><text:span text:style-name="T20">depend</text:span><text:span text:style-name="T15">&gt;</text:span><text:span text:style-name="T20">std_msgs</text:span><text:span text:style-name="T15">&lt;/</text:span><text:span text:style-name="T20">depend</text:span><text:span text:style-name="T15">&gt;</text:span></text:p>
      <text:p text:style-name="P12"><text:s text:c="2"/><text:span text:style-name="T15">&lt;</text:span><text:span text:style-name="T20">depend</text:span><text:span text:style-name="T15">&gt;</text:span><text:span text:style-name="T20">custom_interfaces</text:span><text:span text:style-name="T15">&lt;/</text:span><text:span text:style-name="T20">depend</text:span><text:span text:style-name="T15">&gt;</text:span></text:p>
      <text:p text:style-name="P13"/>
      <text:p text:style-name="P12"><text:s text:c="2"/><text:span text:style-name="T15">&lt;</text:span><text:span text:style-name="T20">test_depend</text:span><text:span text:style-name="T15">&gt;</text:span><text:span text:style-name="T20">ament_lint_auto</text:span><text:span text:style-name="T15">&lt;/</text:span><text:span text:style-name="T20">test_depend</text:span><text:span text:style-name="T15">&gt;</text:span></text:p>
      <text:p text:style-name="P12"><text:s text:c="2"/><text:span text:style-name="T15">&lt;</text:span><text:span text:style-name="T20">test_depend</text:span><text:span text:style-name="T15">&gt;</text:span><text:span text:style-name="T20">ament_lint_common</text:span><text:span text:style-name="T15">&lt;/</text:span><text:span text:style-name="T20">test_depend</text:span><text:span text:style-name="T15">&gt;</text:span></text:p>
      <text:p text:style-name="P13"/>
      <text:p text:style-name="P12"><text:s text:c="2"/><text:span text:style-name="T15">&lt;</text:span><text:span text:style-name="T20">export</text:span><text:span text:style-name="T15">&gt;</text:span></text:p>
      <text:p text:style-name="P12"><text:s text:c="4"/><text:span text:style-name="T15">&lt;</text:span><text:span text:style-name="T20">build_type</text:span><text:span text:style-name="T15">&gt;</text:span><text:span text:style-name="T20">ament_cmake</text:span><text:span text:style-name="T15">&lt;/</text:span><text:span text:style-name="T20">build_type</text:span><text:span text:style-name="T15">&gt;</text:span></text:p>
      <text:p text:style-name="P12"><text:s text:c="2"/><text:span text:style-name="T15">&lt;/</text:span><text:span text:style-name="T20">export</text:span><text:span text:style-name="T15">&gt;</text:span></text:p>
      <text:p text:style-name="P11"><text:span text:style-name="T14">&lt;/</text:span>package<text:span text:style-name="T14">&gt;</text:span></text:p>
      <text:p text:style-name="P47">   <text:span text:style-name="T5">CMakeLists.txt</text:span></text:p>
      <text:p text:style-name="P28">In [ ]:</text:p>
      <text:p text:style-name="P8">cmake_minimum_required(VERSION <text:span text:style-name="T14">3.8</text:span>)</text:p>
      <text:p text:style-name="P11">project(topic_publisher_pkg)</text:p>
      <text:p text:style-name="P13"/>
      <text:p text:style-name="P11"><text:span text:style-name="T19">if</text:span>(CMAKE_COMPILER_IS_GNUCXX OR CMAKE_CXX_COMPILER_ID MATCHES <text:span text:style-name="T23">"Clang"</text:span>)</text:p>
      <text:p text:style-name="P12"><text:s text:c="2"/><text:span text:style-name="T20">add_compile_options(</text:span><text:span text:style-name="T15">-</text:span><text:span text:style-name="T20">Wall </text:span><text:span text:style-name="T15">-</text:span><text:span text:style-name="T20">Wextra </text:span><text:span text:style-name="T15">-</text:span><text:span text:style-name="T20">Wpedantic)</text:span></text:p>
      <text:p text:style-name="P11">endif()</text:p>
      <text:p text:style-name="P13"/>
      <text:p text:style-name="P14"># find dependencies</text:p>
      <text:p text:style-name="P11">find_package(ament_cmake REQUIRED)</text:p>
      <text:p text:style-name="P11">find_package(rclcpp REQUIRED)</text:p>
      <text:p text:style-name="P11">find_package(std_msgs REQUIRED)</text:p>
      <text:p text:style-name="P11"><text:soft-page-break/>find_package(geometry_msgs REQUIRED)</text:p>
      <text:p text:style-name="P11">find_package(custom_interfaces REQUIRED)</text:p>
      <text:p text:style-name="P13"/>
      <text:p text:style-name="P11"><text:span text:style-name="T19">if</text:span>(BUILD_TESTING)</text:p>
      <text:p text:style-name="P12"><text:s text:c="2"/><text:span text:style-name="T20">find_package(ament_lint_auto REQUIRED)</text:span></text:p>
      <text:p text:style-name="P12"><text:s text:c="2"/><text:span text:style-name="T32"># the following line skips the linter which checks for copyrights</text:span></text:p>
      <text:p text:style-name="P12"><text:s text:c="2"/><text:span text:style-name="T32"># uncomment the line when a copyright and license is not present in all source files</text:span></text:p>
      <text:p text:style-name="P12"><text:s text:c="2"/><text:span text:style-name="T32">#set(ament_cmake_copyright_FOUND TRUE)</text:span></text:p>
      <text:p text:style-name="P12"><text:s text:c="2"/><text:span text:style-name="T32"># the following line skips cpplint (only works in a git repo)</text:span></text:p>
      <text:p text:style-name="P12"><text:s text:c="2"/><text:span text:style-name="T32"># uncomment the line when this package is not in a git repo</text:span></text:p>
      <text:p text:style-name="P12"><text:s text:c="2"/><text:span text:style-name="T32">#set(ament_cmake_cpplint_FOUND TRUE)</text:span></text:p>
      <text:p text:style-name="P12"><text:s text:c="2"/><text:span text:style-name="T20">ament_lint_auto_find_test_dependencies()</text:span></text:p>
      <text:p text:style-name="P11">endif()</text:p>
      <text:p text:style-name="P13"/>
      <text:p text:style-name="P11">add_executable(simple_publisher_node src<text:span text:style-name="T14">/</text:span>simple_topic_publisher<text:span text:style-name="T14">.</text:span>cpp)</text:p>
      <text:p text:style-name="P11">ament_target_dependencies(simple_publisher_node rclcpp std_msgs)</text:p>
      <text:p text:style-name="P13"/>
      <text:p text:style-name="P11">add_executable(move_robot_node src<text:span text:style-name="T14">/</text:span>move_robot<text:span text:style-name="T14">.</text:span>cpp)</text:p>
      <text:p text:style-name="P11">ament_target_dependencies(move_robot_node rclcpp geometry_msgs)</text:p>
      <text:p text:style-name="P13"/>
      <text:p text:style-name="P11">add_executable(publish_age_node src<text:span text:style-name="T14">/</text:span>publish_age<text:span text:style-name="T14">.</text:span>cpp)</text:p>
      <text:p text:style-name="P11">ament_target_dependencies(publish_age_node rclcpp std_msgs custom_interfaces)</text:p>
      <text:p text:style-name="P13"/>
      <text:p text:style-name="P11">install(TARGETS</text:p>
      <text:p text:style-name="P12"><text:s text:c="3"/><text:span text:style-name="T20">simple_publisher_node</text:span></text:p>
      <text:p text:style-name="P12"><text:s text:c="3"/><text:span text:style-name="T20">move_robot_node</text:span></text:p>
      <text:p text:style-name="P12"><text:s text:c="3"/><text:span text:style-name="T20">publish_age_node</text:span></text:p>
      <text:p text:style-name="P12"><text:s text:c="3"/><text:span text:style-name="T20">DESTINATION lib</text:span><text:span text:style-name="T15">/</text:span><text:span text:style-name="T21">$</text:span><text:span text:style-name="T20">{PROJECT_NAME}</text:span></text:p>
      <text:p text:style-name="P12"><text:s/><text:span text:style-name="T20">)</text:span></text:p>
      <text:p text:style-name="P13"/>
      <text:p text:style-name="P14"># Install launch files.</text:p>
      <text:p text:style-name="P11">install(DIRECTORY</text:p>
      <text:p text:style-name="P12"><text:s text:c="2"/><text:span text:style-name="T20">launch</text:span></text:p>
      <text:p text:style-name="P12"><text:s text:c="2"/><text:span text:style-name="T20">DESTINATION share</text:span><text:span text:style-name="T15">/</text:span><text:span text:style-name="T21">$</text:span><text:span text:style-name="T20">{PROJECT_NAME}</text:span><text:span text:style-name="T15">/</text:span></text:p>
      <text:p text:style-name="P11">)</text:p>
      <text:p text:style-name="P13"/>
      <text:p text:style-name="P11">ament_package()</text:p>
      <text:p text:style-name="P38">Compile and execute your code with:</text:p>
      <text:p text:style-name="P47">   <text:span text:style-name="T5">Execute in Shell #1</text:span></text:p>
      <text:p text:style-name="P28">In [ ]:</text:p>
      <text:p text:style-name="P8">ros2 run topic_publisher_pkg publish_age_node</text:p>
      <text:p text:style-name="P29"><text:span text:style-name="T6">In another shell, subscribe to the Topic </text:span><text:span text:style-name="Strong_20_Emphasis"><text:span text:style-name="Source_20_Text"><text:span text:style-name="T12">/age</text:span></text:span></text:span><text:span text:style-name="T6">:</text:span></text:p>
      <text:p text:style-name="P47">   <text:span text:style-name="T5">Execute in Shell #2</text:span></text:p>
      <text:p text:style-name="P28">In [ ]:</text:p>
      <text:p text:style-name="P8">ros2 topic echo <text:span text:style-name="T14">/</text:span>age</text:p>
      <text:p text:style-name="P38">You should get an output similar to this:</text:p>
      <text:p text:style-name="P47">   <text:span text:style-name="T5">Shell #2 Output</text:span></text:p>
      <text:p text:style-name="P15">years: 4.0months: 11.0</text:p>
      <text:p text:style-name="P15">days: 21.0</text:p>
      <text:p text:style-name="P15">---</text:p>
      <text:p text:style-name="P15">years: 4.0</text:p>
      <text:p text:style-name="P15">months: 11.0</text:p>
      <text:p text:style-name="P15">days: 21.0</text:p>
      <text:p text:style-name="P15">---</text:p>
      <text:p text:style-name="P15">years: 4.0</text:p>
      <text:p text:style-name="P15">months: 11.0</text:p>
      <text:p text:style-name="P15"><text:soft-page-break/>days: 21.0</text:p>
      <text:p text:style-name="P10">---</text:p>
      <text:p text:style-name="P19">- End of Solutions -</text:p>
      <text:h text:style-name="P3" text:outline-level="2"><text:span text:style-name="T1">3.7</text:span>   Topics Quiz</text:h>
      <text:p text:style-name="P46"><draw:frame draw:style-name="fr2" draw:name="Image7" text:anchor-type="as-char" svg:width="0.7862in" svg:height="0.3929in" draw:z-index="6"><draw:image xlink:href="https://s3.eu-west-1.amazonaws.com/notebooks.ws/basic_ros2_cpp_galactic/img/TC-logo-blue.png" xlink:type="simple" xlink:show="embed" xlink:actuate="onLoad"/></draw:frame></text:p>
      <text:p text:style-name="P38">With all you have learned in this course, you can now do a small quiz to put everything together. Subscribers, Publishers, and Messages - you will use these concepts to succeed!</text:p>
      <text:p text:style-name="P38">In this project, you will create a code to make the robot avoid the sphere in front of him. To help you achieve this, divide the project into smaller units:</text:p>
      <text:list xml:id="list4286812113" text:style-name="L17">
        <text:list-item>
          <text:p text:style-name="P63"><text:span text:style-name="T11">Create a Publisher that writes into the </text:span><text:span text:style-name="Strong_20_Emphasis"><text:span text:style-name="Source_20_Text"><text:span text:style-name="T12">/cmd_vel</text:span></text:span></text:span><text:span text:style-name="T11"> Topic to move the robot.</text:span></text:p>
        </text:list-item>
        <text:list-item>
          <text:p text:style-name="P63"><text:span text:style-name="T11">Create a Subscriber that reads from the </text:span><text:span text:style-name="Strong_20_Emphasis"><text:span text:style-name="Source_20_Text"><text:span text:style-name="T12">/scan</text:span></text:span></text:span><text:span text:style-name="T11"> Topic. This is the Topic where the laser publishes its data.</text:span></text:p>
        </text:list-item>
        <text:list-item>
          <text:p text:style-name="P55">Depending on the readings you receive from the laser's Topic, change the data you send to the /cmd_vel Topic, to avoid the sphere. This means using the values of the laser to decide.</text:p>
        </text:list-item>
      </text:list>
      <text:p text:style-name="P38">The logic that your program has to follow is the next one:</text:p>
      <text:list xml:id="list3625842318" text:style-name="L18">
        <text:list-item>
          <text:p text:style-name="P56">If the laser reading in front of the robot is higher than one meter (there is no obstacle closer than one meter in front of the robot), the robot will move forward.</text:p>
        </text:list-item>
        <text:list-item>
          <text:p text:style-name="P56">If the laser reading in front of the robot is lower than one meter (there is an obstacle closer than one meter in front of the robot), the robot will turn left.</text:p>
        </text:list-item>
        <text:list-item>
          <text:p text:style-name="P56">If the laser reading on the right side of the robot is lower than one meter (there is an obstacle closer than one meter on the right side of the robot), the robot will turn left.</text:p>
        </text:list-item>
        <text:list-item>
          <text:p text:style-name="P56">If the laser reading on the left side of the robot is lower than one meter (there is an obstacle closer than one meter on the left side of the robot), the robot will turn right.</text:p>
        </text:list-item>
      </text:list>
      <text:p text:style-name="P38">The logic explained above has to result in behavior like the following:</text:p>
      <text:p text:style-name="P38">First, the robot starts moving forward until it detects an obstacle in front of it closer than one meter. Then it begins to turn left to avoid it.</text:p>
      <text:p text:style-name="P38">The robot keeps turning left and moving forward until it detects that it has an obstacle on the right side which is closer than one meter. Then it turns left to avoid it.</text:p>
      <text:p text:style-name="P46"><draw:frame draw:style-name="fr2" draw:name="Image8" text:anchor-type="as-char" svg:width="0.7862in" svg:height="0.3929in" draw:z-index="7"><draw:image xlink:href="https://s3.eu-west-1.amazonaws.com/notebooks.ws/basic_ros2_cpp_galactic/img/t2_remap.gif" xlink:type="simple" xlink:show="embed" xlink:actuate="onLoad"/></draw:frame></text:p>
      <text:p text:style-name="P38">Finally, the robot will continue moving forward since it will not detect any obstacle (closer than one meter), either in front or on its sides.</text:p>
      <text:p text:style-name="P20">- Hints -</text:p>
      <text:p text:style-name="P50">HINT 1: The data published into the /scan Topic has a large structure. For this project, pay attention to the 'ranges' array.</text:p>
      <text:p text:style-name="P47">   <text:span text:style-name="T5">Execute in Shell #1</text:span></text:p>
      <text:p text:style-name="P28">In [ ]:</text:p>
      <text:p text:style-name="P8">ros2 interface show sensor_msgs<text:span text:style-name="T14">/</text:span>msg<text:span text:style-name="T14">/</text:span>LaserScan</text:p>
      <text:p text:style-name="P47"><text:soft-page-break/>   <text:span text:style-name="T5">Shell #1 Output</text:span></text:p>
      <text:p text:style-name="P28">In [ ]:</text:p>
      <text:p text:style-name="P9"># Single scan from a planar laser range-finder</text:p>
      <text:p text:style-name="P14">#</text:p>
      <text:p text:style-name="P14"># If you have another ranging device with different behavior (e.g. a sonar</text:p>
      <text:p text:style-name="P14"># array), please find or create a different message, since applications</text:p>
      <text:p text:style-name="P14"># will make fairly laser-specific assumptions about this data</text:p>
      <text:p text:style-name="P13"/>
      <text:p text:style-name="P11">std_msgs<text:span text:style-name="T14">/</text:span>Header header <text:span text:style-name="T33"># timestamp in the header is the acquisition time of</text:span></text:p>
      <text:p text:style-name="P12"><text:s text:c="29"/><text:span text:style-name="T32"># the first ray in the scan.</text:span></text:p>
      <text:p text:style-name="P12"><text:s text:c="29"/><text:span text:style-name="T32">#</text:span></text:p>
      <text:p text:style-name="P12"><text:s text:c="29"/><text:span text:style-name="T32"># in frame frame_id, angles are measured around</text:span></text:p>
      <text:p text:style-name="P12"><text:s text:c="29"/><text:span text:style-name="T32"># the positive Z axis (counterclockwise, if Z is up)</text:span></text:p>
      <text:p text:style-name="P12"><text:s text:c="29"/><text:span text:style-name="T32"># with zero angle being forward along the x axis</text:span></text:p>
      <text:p text:style-name="P13"/>
      <text:p text:style-name="P11">float32 angle_min <text:s text:c="11"/><text:span text:style-name="T33"># start angle of the scan [rad]</text:span></text:p>
      <text:p text:style-name="P11">float32 angle_max <text:s text:c="11"/><text:span text:style-name="T33"># end angle of the scan [rad]</text:span></text:p>
      <text:p text:style-name="P11">float32 angle_increment <text:s text:c="5"/><text:span text:style-name="T33"># angular distance between measurements [rad]</text:span></text:p>
      <text:p text:style-name="P13"/>
      <text:p text:style-name="P11">float32 time_increment <text:s text:c="6"/><text:span text:style-name="T33"># time between measurements [seconds] - if your scanner</text:span></text:p>
      <text:p text:style-name="P12"><text:s text:c="29"/><text:span text:style-name="T32"># is moving, this will be used in interpolating position</text:span></text:p>
      <text:p text:style-name="P12"><text:s text:c="29"/><text:span text:style-name="T32"># of 3d points</text:span></text:p>
      <text:p text:style-name="P11">float32 scan_time <text:s text:c="11"/><text:span text:style-name="T33"># time between scans [seconds]</text:span></text:p>
      <text:p text:style-name="P13"/>
      <text:p text:style-name="P11">float32 range_min <text:s text:c="11"/><text:span text:style-name="T33"># minimum range value [m]</text:span></text:p>
      <text:p text:style-name="P11">float32 range_max <text:s text:c="11"/><text:span text:style-name="T33"># maximum range value [m]</text:span></text:p>
      <text:p text:style-name="P13"/>
      <text:p text:style-name="P11">float32[] ranges <text:s text:c="12"/><text:span text:style-name="T33"># range data [m]</text:span></text:p>
      <text:p text:style-name="P12"><text:s text:c="29"/><text:span text:style-name="T32"># (Note: values &lt; range_min or &gt; range_max should be discarded)</text:span></text:p>
      <text:p text:style-name="P11">float32[] intensities <text:s text:c="7"/><text:span text:style-name="T33"># intensity data [device-specific units]. <text:s/>If your</text:span></text:p>
      <text:p text:style-name="P12"><text:s text:c="29"/><text:span text:style-name="T32"># device does not provide intensities, please leave</text:span></text:p>
      <text:p text:style-name="P12"><text:s text:c="29"/><text:span text:style-name="T32"># the array empty.</text:span></text:p>
      <text:p text:style-name="P50">HINT 2: The 'ranges' array has many values. The ones in the middle of the array represent the distances the laser is detecting right in front of him. This means that the values in the middle of the array will be the ones that detect the wall. So, to avoid the wall, read these values.</text:p>
      <text:p text:style-name="P50">HINT 3: The laser has a range of 30m. When you get readings of values around 30, it means that the laser is not detecting anything. If you get a value that is under 30, this means the laser detects an obstacle in that direction (the wall).</text:p>
      <text:p text:style-name="P50">HINT 4: The scope of the laser is about 180 degrees from right to left. This means that the values at the beginning and the end of the 'ranges' array will be the ones related to the readings on the sides of the laser (left and right). The values in the middle of the array will be the ones related to the front of the laser.</text:p>
      <text:p text:style-name="P26">- End of Hints -</text:p>
      <text:p text:style-name="P18">- Notes -</text:p>
      <text:p text:style-name="P29"><text:span text:style-name="T6">For testing purposes, remember that you can send the robot back to its initial position by clicking on the </text:span><text:span text:style-name="Strong_20_Emphasis"><text:span text:style-name="Source_20_Text"><text:span text:style-name="T12">Reset the simulation</text:span></text:span></text:span><text:span text:style-name="T6"> button:</text:span></text:p>
      <text:p text:style-name="P46"><text:soft-page-break/><draw:frame draw:style-name="fr2" draw:name="Image9" text:anchor-type="as-char" svg:width="1.0417in" svg:height="0.3929in" draw:z-index="8"><draw:image xlink:href="https://s3.eu-west-1.amazonaws.com/notebooks.ws/basic_ros2_cpp_galactic/img/reset_sim.png" xlink:type="simple" xlink:show="embed" xlink:actuate="onLoad"/></draw:frame></text:p>
      <text:p text:style-name="P38">Or, you can also do it directly through the command line with the following command:</text:p>
      <text:p text:style-name="P28">In [ ]:</text:p>
      <text:p text:style-name="P8">ros2 service call <text:span text:style-name="T14">/</text:span>reset_world std_srvs<text:span text:style-name="T14">/</text:span>srv<text:span text:style-name="T14">/</text:span>Empty {}</text:p>
      <text:p text:style-name="P18">- End of Notes -</text:p>
      <text:p text:style-name="P48">Specifications</text:p>
      <text:list xml:id="list4088510912" text:style-name="L19">
        <text:list-item>
          <text:p text:style-name="P64"><text:span text:style-name="T11">The name of the package where you will place all the code related to the quiz will be </text:span><text:span text:style-name="Strong_20_Emphasis"><text:span text:style-name="T10">topics_quiz</text:span></text:span><text:span text:style-name="T11">.</text:span></text:p>
        </text:list-item>
      </text:list>
      <text:list xml:id="list4016554463" text:style-name="L20">
        <text:list-item>
          <text:p text:style-name="P65"><text:span text:style-name="T11">The name of the launch file that will start your program will be </text:span><text:span text:style-name="Strong_20_Emphasis"><text:span text:style-name="T10">topics_quiz.launch.py</text:span></text:span><text:span text:style-name="T11">.</text:span></text:p>
        </text:list-item>
      </text:list>
      <text:list xml:id="list4164214548" text:style-name="L21">
        <text:list-item>
          <text:p text:style-name="P66"><text:span text:style-name="T11">The name of the ROS2 node that your program will launch will be </text:span><text:span text:style-name="Strong_20_Emphasis"><text:span text:style-name="T10">topics_quiz_node</text:span></text:span><text:span text:style-name="T11">.</text:span></text:p>
        </text:list-item>
      </text:list>
      <text:p text:style-name="P48">Grading Guide</text:p>
      <text:p text:style-name="P29"><text:span text:style-name="T6">The following will be checked, in order. </text:span><text:span text:style-name="Emphasis"><text:span text:style-name="T9">If a step fails, the following steps are skipped.</text:span></text:span></text:p>
      <text:list xml:id="list2830995431" text:style-name="L22">
        <text:list-item>
          <text:p text:style-name="P57">Does the package exist?</text:p>
        </text:list-item>
        <text:list-item>
          <text:p text:style-name="P57">Did the package compile successfully?</text:p>
        </text:list-item>
        <text:list-item>
          <text:p text:style-name="P57">Can the package be launched with the launch file?</text:p>
        </text:list-item>
        <text:list-item>
          <text:p text:style-name="P57">Was the Subscriber created as specified?</text:p>
        </text:list-item>
        <text:list-item>
          <text:p text:style-name="P67"><text:span text:style-name="T11">Was the robot publishing to </text:span><text:span text:style-name="Source_20_Text"><text:span text:style-name="T13">/cmd_vel</text:span></text:span><text:span text:style-name="T11">?</text:span></text:p>
        </text:list-item>
        <text:list-item>
          <text:p text:style-name="P57">Did the robot avoid the sphere?</text:p>
        </text:list-item>
      </text:list>
      <text:p text:style-name="P38">The grader will provide as much feedback on any failed step so you can make corrections where necessary.</text:p>
      <text:p text:style-name="P48">Quiz Correction</text:p>
      <text:p text:style-name="P38">When you have finished the quiz, you can correct it to get a mark. For that, click on the button at the top of this notebook.</text:p>
      <text:p text:style-name="P46"><draw:frame draw:style-name="fr2" draw:name="Image10" text:anchor-type="as-char" svg:width="1.5626in" svg:height="0.3929in" draw:z-index="9"><draw:image xlink:href="https://s3.eu-west-1.amazonaws.com/notebooks.ws/basic_ros2_cpp_galactic/img/correct_quiz_btn.png" xlink:type="simple" xlink:show="embed" xlink:actuate="onLoad"/></draw:frame></text:p>
      <text:p text:style-name="P49">Final Mark</text:p>
      <text:p text:style-name="P38">If you fail the quiz or you do not get the desired mark, do not get frustrated! You will have the chance to retake the quiz to improve your score.</text:p>
      <text:p text:style-name="P46"><draw:frame draw:style-name="fr2" draw:name="Image11" text:anchor-type="as-char" svg:width="2.0835in" svg:height="0.3929in" draw:z-index="10"><draw:image xlink:href="https://s3.eu-west-1.amazonaws.com/notebooks.ws/basic_ros2_cpp_galactic/img/tik_cross.png" xlink:type="simple" xlink:show="embed" xlink:actuate="onLoad"/></draw:frame></text:p>
      <text:p text:style-name="P27"><draw:frame draw:style-name="fr1" draw:name="Image12" text:anchor-type="paragraph" svg:width="1.0417in" svg:height="0.3929in" draw:z-index="11"><draw:image xlink:href="https://s3.eu-west-1.amazonaws.com/notebooks.ws/basic_ros2_cpp_galactic/img/english-proofread.png" xlink:type="simple" xlink:show="embed" xlink:actuate="onLoad"/></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9:55:18.477302811</meta:creation-date>
    <dc:date>2024-02-07T09:58:17.235715425</dc:date>
    <meta:editing-duration>PT2M59S</meta:editing-duration>
    <meta:editing-cycles>1</meta:editing-cycles>
    <meta:document-statistic meta:table-count="0" meta:image-count="12" meta:object-count="0" meta:page-count="26" meta:paragraph-count="1002" meta:word-count="5809" meta:character-count="40662" meta:non-whitespace-character-count="34319"/>
    <meta:generator>LibreOffice/6.4.7.2$Linux_X86_64 LibreOffice_project/40$Build-2</meta:generator>
  </office:meta>
</office:document-meta>
</file>